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middle" fo:wrap-option="wrap" style:cell-protect="none"/>
    </style:style>
    <style:style style:name="ce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8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</style:style>
    <style:style style:name="ce9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</style:style>
    <style:style style:name="ce10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</style:style>
    <style:style style:name="ce11" style:family="table-cell" style:parent-style-name="Default" style:data-style-name="N38">
      <style:table-cell-properties fo:border="thin solid #000000" style:vertical-align="middle" style:cell-protect="none" style:repeat-content="false"/>
      <style:paragraph-properties fo:text-align="end" fo:margin-right="0cm"/>
    </style:style>
    <style:style style:name="ce12" style:family="table-cell" style:parent-style-name="Default" style:data-style-name="N38">
      <style:table-cell-properties fo:border="thin solid #000000" style:vertical-align="middle" fo:background-color="#D8D8D8" style:cell-protect="none" style:repeat-content="false"/>
      <style:paragraph-properties fo:text-align="end" fo:margin-right="0cm"/>
    </style:style>
    <style:style style:name="ce13" style:family="table-cell" style:parent-style-name="Default" style:data-style-name="N38">
      <style:table-cell-properties fo:border="thin solid #000000" style:vertical-align="middle" fo:background-color="#FFFFFF" style:cell-protect="none" style:repeat-content="false"/>
      <style:paragraph-properties fo:text-align="end" fo:margin-right="0cm"/>
    </style:style>
    <style:style style:name="ce14" style:family="table-cell" style:parent-style-name="Default" style:data-style-name="N38">
      <style:table-cell-properties fo:border="thin solid #000000" style:vertical-align="middle" fo:background-color="#BFBFBF" style:cell-protect="none" style:repeat-content="false"/>
      <style:paragraph-properties fo:text-align="end" fo:margin-right="0cm"/>
    </style:style>
    <style:style style:name="ce15" style:family="table-cell" style:parent-style-name="Default" style:data-style-name="N0">
      <style:table-cell-properties fo:border="thin solid #000000" style:vertical-align="middle" fo:background-color="transparent" style:cell-protect="none"/>
    </style:style>
    <style:style style:name="ce16" style:family="table-cell" style:parent-style-name="Default" style:data-style-name="N39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</style:style>
    <style:style style:name="ce17" style:family="table-cell" style:parent-style-name="Default" style:data-style-name="N0">
      <style:table-cell-properties fo:border="thin solid #000000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style:vertical-align="automatic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9.38892857142857cm" style:use-optimal-column-width="true"/>
    </style:style>
    <style:style style:name="co2" style:family="table-column">
      <style:table-column-properties fo:break-before="auto" style:column-width="7.9072619047619cm" style:use-optimal-column-width="true"/>
    </style:style>
    <style:style style:name="co3" style:family="table-column">
      <style:table-column-properties fo:break-before="auto" style:column-width="5.21607142857143cm" style:use-optimal-column-width="true"/>
    </style:style>
    <style:style style:name="co4" style:family="table-column">
      <style:table-column-properties fo:break-before="auto" style:column-width="2.46440476190476cm" style:use-optimal-column-width="true"/>
    </style:style>
    <style:style style:name="co5" style:family="table-column">
      <style:table-column-properties fo:break-before="auto" style:column-width="2.32833333333333cm" style:use-optimal-column-width="true"/>
    </style:style>
    <style:style style:name="co6" style:family="table-column">
      <style:table-column-properties fo:break-before="auto" style:column-width="3.2052380952381cm" style:use-optimal-column-width="true"/>
    </style:style>
    <style:style style:name="co7" style:family="table-column">
      <style:table-column-properties fo:break-before="auto" style:column-width="2.93309523809524cm" style:use-optimal-column-width="true"/>
    </style:style>
    <style:style style:name="co8" style:family="table-column">
      <style:table-column-properties fo:break-before="auto" style:column-width="8.75392857142857cm" style:use-optimal-column-width="true"/>
    </style:style>
    <style:style style:name="co9" style:family="table-column">
      <style:table-column-properties fo:break-before="auto" style:column-width="3.06916666666667cm"/>
    </style:style>
    <style:style style:name="co10" style:family="table-column">
      <style:table-column-properties fo:break-before="auto" style:column-width="6.83380952380952cm" style:use-optimal-column-width="true"/>
    </style:style>
    <style:style style:name="co11" style:family="table-column">
      <style:table-column-properties fo:break-before="auto" style:column-width="8.99583333333333cm" style:use-optimal-column-width="true"/>
    </style:style>
    <style:style style:name="co12" style:family="table-column">
      <style:table-column-properties fo:break-before="auto" style:column-width="5.88130952380952cm" style:use-optimal-column-width="true"/>
    </style:style>
    <style:style style:name="co13" style:family="table-column">
      <style:table-column-properties fo:break-before="auto" style:column-width="5.63940476190476cm"/>
    </style:style>
    <style:style style:name="co14" style:family="table-column">
      <style:table-column-properties fo:break-before="auto" style:column-width="4.7927380952381cm"/>
    </style:style>
    <style:style style:name="co15" style:family="table-column">
      <style:table-column-properties fo:break-before="auto" style:column-width="5.88130952380952cm"/>
    </style:style>
    <style:style style:name="co16" style:family="table-column">
      <style:table-column-properties fo:break-before="auto" style:column-width="12.1405952380952cm" style:use-optimal-column-width="true"/>
    </style:style>
    <style:style style:name="co17" style:family="table-column">
      <style:table-column-properties fo:break-before="auto" style:column-width="4.61130952380952cm" style:use-optimal-column-width="true"/>
    </style:style>
    <style:style style:name="co18" style:family="table-column">
      <style:table-column-properties fo:break-before="auto" style:column-width="11.5963095238095cm"/>
    </style:style>
    <style:style style:name="ro1" style:family="table-row">
      <style:table-row-properties style:row-height="15.45pt" style:use-optimal-row-height="true" fo:break-before="auto"/>
    </style:style>
    <style:style style:name="ro2" style:family="table-row">
      <style:table-row-properties style:row-height="30.9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30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19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5]));ISBLANK([.B5])))" style:apply-style-name="cf9" style:base-cell-address="Data_Sheet.B5"/>
      <style:map style:condition="of:is-true-formula(AND(NOT(ISBLANK([.$A5]));ISBLANK([.B5])))" style:apply-style-name="cf9" style:base-cell-address="Data_Sheet.B5"/>
      <style:map style:condition="of:is-true-formula(AND(NOT(ISBLANK([.$A5]));ISBLANK([.B5])))" style:apply-style-name="cf9" style:base-cell-address="Data_Sheet.B5"/>
      <style:map style:condition="of:is-true-formula(AND(NOT(ISBLANK([.$A5]));ISBLANK([.B5])))" style:apply-style-name="cf9" style:base-cell-address="Data_Sheet.B5"/>
    </style:style>
    <style:style style:name="ce20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4]));ISBLANK([.B4])))" style:apply-style-name="cf9" style:base-cell-address="Data_Sheet.B4"/>
    </style:style>
    <style:style style:name="ce21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6]));ISBLANK([.B6])))" style:apply-style-name="cf9" style:base-cell-address="Data_Sheet.B6"/>
      <style:map style:condition="of:is-true-formula(AND(NOT(ISBLANK([.$A6]));ISBLANK([.B6])))" style:apply-style-name="cf9" style:base-cell-address="Data_Sheet.B6"/>
    </style:style>
    <style:style style:name="ce22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4]));ISBLANK([.C4])))" style:apply-style-name="cf9" style:base-cell-address="Data_Sheet.C4"/>
    </style:style>
    <style:style style:name="ce23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6]));ISBLANK([.C6])))" style:apply-style-name="cf9" style:base-cell-address="Data_Sheet.C6"/>
      <style:map style:condition="of:is-true-formula(AND(NOT(ISBLANK([.A6]));ISBLANK([.C6])))" style:apply-style-name="cf9" style:base-cell-address="Data_Sheet.C6"/>
    </style:style>
    <style:style style:name="ce24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5]));ISBLANK([.C5])))" style:apply-style-name="cf9" style:base-cell-address="Data_Sheet.C5"/>
      <style:map style:condition="of:is-true-formula(AND(NOT(ISBLANK([.A5]));ISBLANK([.C5])))" style:apply-style-name="cf9" style:base-cell-address="Data_Sheet.C5"/>
      <style:map style:condition="of:is-true-formula(AND(NOT(ISBLANK([.A5]));ISBLANK([.C5])))" style:apply-style-name="cf9" style:base-cell-address="Data_Sheet.C5"/>
      <style:map style:condition="of:is-true-formula(AND(NOT(ISBLANK([.A5]));ISBLANK([.C5])))" style:apply-style-name="cf9" style:base-cell-address="Data_Sheet.C5"/>
    </style:style>
    <style:style style:name="ce25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8]));ISBLANK([.B8])))" style:apply-style-name="cf9" style:base-cell-address="Data_Sheet.B8"/>
      <style:map style:condition="of:is-true-formula(AND(NOT(ISBLANK([.$A8]));ISBLANK([.B8])))" style:apply-style-name="cf9" style:base-cell-address="Data_Sheet.B8"/>
    </style:style>
    <style:style style:name="ce26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7]));ISBLANK([.B7])))" style:apply-style-name="cf9" style:base-cell-address="Data_Sheet.B7"/>
      <style:map style:condition="of:is-true-formula(AND(NOT(ISBLANK([.$A7]));ISBLANK([.B7])))" style:apply-style-name="cf9" style:base-cell-address="Data_Sheet.B7"/>
    </style:style>
    <style:style style:name="ce27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8]));ISBLANK([.B8])))" style:apply-style-name="cf9" style:base-cell-address="Data_Sheet.B8"/>
      <style:map style:condition="of:is-true-formula(AND(NOT(ISBLANK([.$A9]));ISBLANK([.B9])))" style:apply-style-name="cf9" style:base-cell-address="Data_Sheet.B9"/>
      <style:map style:condition="of:is-true-formula(AND(NOT(ISBLANK([.$A9]));ISBLANK([.B9])))" style:apply-style-name="cf9" style:base-cell-address="Data_Sheet.B9"/>
    </style:style>
    <style:style style:name="ce28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8]));ISBLANK([.C8])))" style:apply-style-name="cf9" style:base-cell-address="Data_Sheet.C8"/>
      <style:map style:condition="of:is-true-formula(AND(NOT(ISBLANK([.A8]));ISBLANK([.C8])))" style:apply-style-name="cf9" style:base-cell-address="Data_Sheet.C8"/>
    </style:style>
    <style:style style:name="ce29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7]));ISBLANK([.C7])))" style:apply-style-name="cf9" style:base-cell-address="Data_Sheet.C7"/>
      <style:map style:condition="of:is-true-formula(AND(NOT(ISBLANK([.A7]));ISBLANK([.C7])))" style:apply-style-name="cf9" style:base-cell-address="Data_Sheet.C7"/>
    </style:style>
    <style:style style:name="ce3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</style:style>
    <style:style style:name="ce3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</style:style>
    <style:style style:name="ce3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</style:style>
    <style:style style:name="ce3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F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</style:style>
    <style:style style:name="ce3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D4]));ISBLANK([.E4])))" style:apply-style-name="cf9" style:base-cell-address="Data_Sheet.E4"/>
    </style:style>
    <style:style style:name="ce3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</style:style>
    <style:style style:name="ce3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</style:style>
    <style:style style:name="ce3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</style:style>
    <style:style style:name="ce3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</style:style>
    <style:style style:name="ce3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</style:style>
    <style:style style:name="ce4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</style:style>
    <style:style style:name="ce4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</style:style>
    <style:style style:name="ce4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</style:style>
    <style:style style:name="ce4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</style:style>
    <style:style style:name="ce4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</style:style>
    <style:style style:name="ce4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</style:style>
    <style:style style:name="ce4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</style:style>
    <style:style style:name="ce4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</style:style>
    <style:style style:name="ce4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</style:style>
    <style:style style:name="ce4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</style:style>
    <style:style style:name="ce5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</style:style>
    <style:style style:name="ce5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4]));ISBLANK([.D4])))" style:apply-style-name="cf9" style:base-cell-address="Data_Sheet.D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</style:style>
    <style:style style:name="ce5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4]));ISBLANK([.E4])))" style:apply-style-name="cf9" style:base-cell-address="Data_Sheet.E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F4]));ISBLANK([.G4])))" style:apply-style-name="cf9" style:base-cell-address="Data_Sheet.G4"/>
    </style:style>
    <style:style style:name="ce5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H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</style:style>
    <style:style style:name="ce5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</style:style>
    <style:style style:name="ce5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</style:style>
    <style:style style:name="ce5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</style:style>
    <style:style style:name="ce5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</style:style>
    <style:style style:name="ce5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</style:style>
    <style:style style:name="ce5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</style:style>
    <style:style style:name="ce6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</style:style>
    <style:style style:name="ce6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</style:style>
    <style:style style:name="ce6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</style:style>
    <style:style style:name="ce6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</style:style>
    <style:style style:name="ce6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</style:style>
    <style:style style:name="ce6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</style:style>
    <style:style style:name="ce6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J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</style:style>
    <style:style style:name="ce6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4]));ISBLANK([.E4])))" style:apply-style-name="cf9" style:base-cell-address="Data_Sheet.E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H4]));ISBLANK([.I4])))" style:apply-style-name="cf9" style:base-cell-address="Data_Sheet.I4"/>
    </style:style>
    <style:style style:name="ce6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</style:style>
    <style:style style:name="ce6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</style:style>
    <style:style style:name="ce7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4]));ISBLANK([.J4])))" style:apply-style-name="cf9" style:base-cell-address="Data_Sheet.J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J4]));ISBLANK([.K4])))" style:apply-style-name="cf9" style:base-cell-address="Data_Sheet.K4"/>
    </style:style>
    <style:style style:name="ce7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L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</style:style>
    <style:style style:name="ce7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</style:style>
    <style:style style:name="ce7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</style:style>
    <style:style style:name="ce7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</style:style>
    <style:style style:name="ce7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</style:style>
    <style:style style:name="ce7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</style:style>
    <style:style style:name="ce7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</style:style>
    <style:style style:name="ce7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</style:style>
    <style:style style:name="ce7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</style:style>
    <style:style style:name="ce8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</style:style>
    <style:style style:name="ce8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</style:style>
    <style:style style:name="ce8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</style:style>
    <style:style style:name="ce8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</style:style>
    <style:style style:name="ce8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</style:style>
    <style:style style:name="ce8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</style:style>
    <style:style style:name="ce8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N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</style:style>
    <style:style style:name="ce8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4]));ISBLANK([.L4])))" style:apply-style-name="cf9" style:base-cell-address="Data_Sheet.L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L4]));ISBLANK([.M4])))" style:apply-style-name="cf9" style:base-cell-address="Data_Sheet.M4"/>
    </style:style>
    <style:style style:name="ce8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4]));ISBLANK([.M4])))" style:apply-style-name="cf9" style:base-cell-address="Data_Sheet.M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</style:style>
    <style:style style:name="ce8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</style:style>
    <style:style style:name="ce9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N4]));ISBLANK([.O4])))" style:apply-style-name="cf9" style:base-cell-address="Data_Sheet.O4"/>
    </style:style>
    <style:style style:name="ce9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P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</style:style>
    <style:style style:name="ce9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</style:style>
    <style:style style:name="ce9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</style:style>
    <style:style style:name="ce9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</style:style>
    <style:style style:name="ce9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</style:style>
    <style:style style:name="ce9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</style:style>
    <style:style style:name="ce9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</style:style>
    <style:style style:name="ce9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</style:style>
    <style:style style:name="ce9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</style:style>
    <style:style style:name="ce10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</style:style>
    <style:style style:name="ce10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</style:style>
    <style:style style:name="ce102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Q4]));ISBLANK([.P4])))" style:apply-style-name="cf9" style:base-cell-address="Data_Sheet.P4"/>
      <style:map style:condition="of:is-true-formula(AND(NOT(ISBLANK([.Q9]));ISBLANK([.P9])))" style:apply-style-name="cf9" style:base-cell-address="Data_Sheet.P9"/>
      <style:map style:condition="of:is-true-formula(AND(NOT(ISBLANK([.Q9]));ISBLANK([.P9])))" style:apply-style-name="cf9" style:base-cell-address="Data_Sheet.P9"/>
      <style:map style:condition="of:is-true-formula(AND(NOT(ISBLANK([.Q9]));ISBLANK([.P9])))" style:apply-style-name="cf9" style:base-cell-address="Data_Sheet.P9"/>
    </style:style>
    <style:style style:name="ce103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Q4]));ISBLANK([.P4])))" style:apply-style-name="cf9" style:base-cell-address="Data_Sheet.P4"/>
      <style:map style:condition="of:is-true-formula(AND(NOT(ISBLANK([.Q5]));ISBLANK([.P5])))" style:apply-style-name="cf9" style:base-cell-address="Data_Sheet.P5"/>
      <style:map style:condition="of:is-true-formula(AND(NOT(ISBLANK([.Q5]));ISBLANK([.P5])))" style:apply-style-name="cf9" style:base-cell-address="Data_Sheet.P5"/>
      <style:map style:condition="of:is-true-formula(AND(NOT(ISBLANK([.Q5]));ISBLANK([.P5])))" style:apply-style-name="cf9" style:base-cell-address="Data_Sheet.P5"/>
      <style:map style:condition="of:is-true-formula(AND(NOT(ISBLANK([.Q5]));ISBLANK([.P5])))" style:apply-style-name="cf9" style:base-cell-address="Data_Sheet.P5"/>
    </style:style>
    <style:style style:name="ce104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R7]));ISBLANK([.Q7])))" style:apply-style-name="cf9" style:base-cell-address="Data_Sheet.Q7"/>
      <style:map style:condition="of:is-true-formula(AND(NOT(ISBLANK([.R7]));ISBLANK([.Q7])))" style:apply-style-name="cf9" style:base-cell-address="Data_Sheet.Q7"/>
      <style:map style:condition="of:is-true-formula(AND(NOT(ISBLANK([.R7]));ISBLANK([.Q7])))" style:apply-style-name="cf9" style:base-cell-address="Data_Sheet.Q7"/>
      <style:map style:condition="of:is-true-formula(AND(NOT(ISBLANK([.R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</style:style>
    <style:style style:name="ce105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R6]));ISBLANK([.Q6])))" style:apply-style-name="cf9" style:base-cell-address="Data_Sheet.Q6"/>
      <style:map style:condition="of:is-true-formula(AND(NOT(ISBLANK([.R6]));ISBLANK([.Q6])))" style:apply-style-name="cf9" style:base-cell-address="Data_Sheet.Q6"/>
      <style:map style:condition="of:is-true-formula(AND(NOT(ISBLANK([.R6]));ISBLANK([.Q6])))" style:apply-style-name="cf9" style:base-cell-address="Data_Sheet.Q6"/>
      <style:map style:condition="of:is-true-formula(AND(NOT(ISBLANK([.R6]));ISBLANK([.Q6])))" style:apply-style-name="cf9" style:base-cell-address="Data_Sheet.Q6"/>
      <style:map style:condition="of:is-true-formula(AND(NOT(ISBLANK([.P6]));ISBLANK([.Q6])))" style:apply-style-name="cf9" style:base-cell-address="Data_Sheet.Q6"/>
      <style:map style:condition="of:is-true-formula(AND(NOT(ISBLANK([.P6]));ISBLANK([.Q6])))" style:apply-style-name="cf9" style:base-cell-address="Data_Sheet.Q6"/>
      <style:map style:condition="of:is-true-formula(AND(NOT(ISBLANK([.P6]));ISBLANK([.Q6])))" style:apply-style-name="cf9" style:base-cell-address="Data_Sheet.Q6"/>
      <style:map style:condition="of:is-true-formula(AND(NOT(ISBLANK([.P6]));ISBLANK([.Q6])))" style:apply-style-name="cf9" style:base-cell-address="Data_Sheet.Q6"/>
      <style:map style:condition="of:is-true-formula(AND(NOT(ISBLANK([.P6]));ISBLANK([.Q6])))" style:apply-style-name="cf9" style:base-cell-address="Data_Sheet.Q6"/>
      <style:map style:condition="of:is-true-formula(AND(NOT(ISBLANK([.P6]));ISBLANK([.Q6])))" style:apply-style-name="cf9" style:base-cell-address="Data_Sheet.Q6"/>
    </style:style>
    <style:style style:name="ce10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</style:style>
    <style:style style:name="ce10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</style:style>
    <style:style style:name="ce10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7]));ISBLANK([.R7])))" style:apply-style-name="cf9" style:base-cell-address="Data_Sheet.R7"/>
      <style:map style:condition="of:is-true-formula(AND(NOT(ISBLANK([.S7]));ISBLANK([.R7])))" style:apply-style-name="cf9" style:base-cell-address="Data_Sheet.R7"/>
      <style:map style:condition="of:is-true-formula(AND(NOT(ISBLANK([.S7]));ISBLANK([.R7])))" style:apply-style-name="cf9" style:base-cell-address="Data_Sheet.R7"/>
      <style:map style:condition="of:is-true-formula(AND(NOT(ISBLANK([.S7]));ISBLANK([.R7])))" style:apply-style-name="cf9" style:base-cell-address="Data_Sheet.R7"/>
    </style:style>
    <style:style style:name="ce109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</style:style>
    <style:style style:name="ce110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Q4]));ISBLANK([.P4])))" style:apply-style-name="cf9" style:base-cell-address="Data_Sheet.P4"/>
      <style:map style:condition="of:is-true-formula(AND(NOT(ISBLANK([.R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</style:style>
    <style:style style:name="ce111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Q4]));ISBLANK([.P4])))" style:apply-style-name="cf9" style:base-cell-address="Data_Sheet.P4"/>
      <style:map style:condition="of:is-true-formula(AND(NOT(ISBLANK([.R5]));ISBLANK([.Q5])))" style:apply-style-name="cf9" style:base-cell-address="Data_Sheet.Q5"/>
      <style:map style:condition="of:is-true-formula(AND(NOT(ISBLANK([.R5]));ISBLANK([.Q5])))" style:apply-style-name="cf9" style:base-cell-address="Data_Sheet.Q5"/>
      <style:map style:condition="of:is-true-formula(AND(NOT(ISBLANK([.R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</style:style>
    <style:style style:name="ce11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Q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Q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Q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Q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Q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Q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</style:style>
    <style:style style:name="ce11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</style:style>
    <style:style style:name="ce11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R7]));ISBLANK([.S7])))" style:apply-style-name="cf9" style:base-cell-address="Data_Sheet.S7"/>
      <style:map style:condition="of:is-true-formula(AND(NOT(ISBLANK([.R7]));ISBLANK([.S7])))" style:apply-style-name="cf9" style:base-cell-address="Data_Sheet.S7"/>
      <style:map style:condition="of:is-true-formula(AND(NOT(ISBLANK([.R7]));ISBLANK([.S7])))" style:apply-style-name="cf9" style:base-cell-address="Data_Sheet.S7"/>
      <style:map style:condition="of:is-true-formula(AND(NOT(ISBLANK([.R7]));ISBLANK([.S7])))" style:apply-style-name="cf9" style:base-cell-address="Data_Sheet.S7"/>
      <style:map style:condition="of:is-true-formula(AND(NOT(ISBLANK([.R7]));ISBLANK([.S7])))" style:apply-style-name="cf9" style:base-cell-address="Data_Sheet.S7"/>
      <style:map style:condition="of:is-true-formula(AND(NOT(ISBLANK([.R7]));ISBLANK([.S7])))" style:apply-style-name="cf9" style:base-cell-address="Data_Sheet.S7"/>
    </style:style>
    <style:style style:name="ce11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</style:style>
    <style:style style:name="ce11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T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T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T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T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</style:style>
    <style:style style:name="ce11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7]));ISBLANK([.T7])))" style:apply-style-name="cf9" style:base-cell-address="Data_Sheet.T7"/>
      <style:map style:condition="of:is-true-formula(AND(NOT(ISBLANK([.U7]));ISBLANK([.T7])))" style:apply-style-name="cf9" style:base-cell-address="Data_Sheet.T7"/>
      <style:map style:condition="of:is-true-formula(AND(NOT(ISBLANK([.U7]));ISBLANK([.T7])))" style:apply-style-name="cf9" style:base-cell-address="Data_Sheet.T7"/>
      <style:map style:condition="of:is-true-formula(AND(NOT(ISBLANK([.U7]));ISBLANK([.T7])))" style:apply-style-name="cf9" style:base-cell-address="Data_Sheet.T7"/>
    </style:style>
    <style:style style:name="ce11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</style:style>
    <style:style style:name="ce11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</style:style>
    <style:style style:name="ce12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</style:style>
    <style:style style:name="ce12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4]));ISBLANK([.R4])))" style:apply-style-name="cf9" style:base-cell-address="Data_Sheet.R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R4]));ISBLANK([.S4])))" style:apply-style-name="cf9" style:base-cell-address="Data_Sheet.S4"/>
    </style:style>
    <style:style style:name="ce12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</style:style>
    <style:style style:name="ce12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</style:style>
    <style:style style:name="ce12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T4]));ISBLANK([.U4])))" style:apply-style-name="cf9" style:base-cell-address="Data_Sheet.U4"/>
    </style:style>
    <style:style style:name="ce12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</style:style>
    <style:style style:name="ce126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R8]));ISBLANK([.Q8])))" style:apply-style-name="cf9" style:base-cell-address="Data_Sheet.Q8"/>
      <style:map style:condition="of:is-true-formula(AND(NOT(ISBLANK([.R8]));ISBLANK([.Q8])))" style:apply-style-name="cf9" style:base-cell-address="Data_Sheet.Q8"/>
      <style:map style:condition="of:is-true-formula(AND(NOT(ISBLANK([.R8]));ISBLANK([.Q8])))" style:apply-style-name="cf9" style:base-cell-address="Data_Sheet.Q8"/>
      <style:map style:condition="of:is-true-formula(AND(NOT(ISBLANK([.R8]));ISBLANK([.Q8])))" style:apply-style-name="cf9" style:base-cell-address="Data_Sheet.Q8"/>
      <style:map style:condition="of:is-true-formula(AND(NOT(ISBLANK([.P8]));ISBLANK([.Q8])))" style:apply-style-name="cf9" style:base-cell-address="Data_Sheet.Q8"/>
      <style:map style:condition="of:is-true-formula(AND(NOT(ISBLANK([.P8]));ISBLANK([.Q8])))" style:apply-style-name="cf9" style:base-cell-address="Data_Sheet.Q8"/>
      <style:map style:condition="of:is-true-formula(AND(NOT(ISBLANK([.P8]));ISBLANK([.Q8])))" style:apply-style-name="cf9" style:base-cell-address="Data_Sheet.Q8"/>
    </style:style>
    <style:style style:name="ce12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</style:style>
    <style:style style:name="ce12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</style:style>
    <style:style style:name="ce12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</style:style>
    <style:style style:name="ce13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7]));ISBLANK([.U7])))" style:apply-style-name="cf9" style:base-cell-address="Data_Sheet.U7"/>
      <style:map style:condition="of:is-true-formula(AND(NOT(ISBLANK([.T7]));ISBLANK([.U7])))" style:apply-style-name="cf9" style:base-cell-address="Data_Sheet.U7"/>
      <style:map style:condition="of:is-true-formula(AND(NOT(ISBLANK([.T7]));ISBLANK([.U7])))" style:apply-style-name="cf9" style:base-cell-address="Data_Sheet.U7"/>
      <style:map style:condition="of:is-true-formula(AND(NOT(ISBLANK([.T7]));ISBLANK([.U7])))" style:apply-style-name="cf9" style:base-cell-address="Data_Sheet.U7"/>
      <style:map style:condition="of:is-true-formula(AND(NOT(ISBLANK([.T7]));ISBLANK([.U7])))" style:apply-style-name="cf9" style:base-cell-address="Data_Sheet.U7"/>
      <style:map style:condition="of:is-true-formula(AND(NOT(ISBLANK([.T7]));ISBLANK([.U7])))" style:apply-style-name="cf9" style:base-cell-address="Data_Sheet.U7"/>
    </style:style>
    <style:style style:name="ce13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</style:style>
    <style:style style:name="ce13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</style:style>
    <style:style style:name="ce13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</style:style>
    <style:style style:name="ce13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7]));ISBLANK([.V7])))" style:apply-style-name="cf9" style:base-cell-address="Data_Sheet.V7"/>
      <style:map style:condition="of:is-true-formula(AND(NOT(ISBLANK([.W7]));ISBLANK([.V7])))" style:apply-style-name="cf9" style:base-cell-address="Data_Sheet.V7"/>
      <style:map style:condition="of:is-true-formula(AND(NOT(ISBLANK([.W7]));ISBLANK([.V7])))" style:apply-style-name="cf9" style:base-cell-address="Data_Sheet.V7"/>
      <style:map style:condition="of:is-true-formula(AND(NOT(ISBLANK([.W7]));ISBLANK([.V7])))" style:apply-style-name="cf9" style:base-cell-address="Data_Sheet.V7"/>
      <style:map style:condition="of:is-true-formula(AND(NOT(ISBLANK([.W7]));ISBLANK([.V7])))" style:apply-style-name="cf9" style:base-cell-address="Data_Sheet.V7"/>
      <style:map style:condition="of:is-true-formula(AND(NOT(ISBLANK([.W7]));ISBLANK([.V7])))" style:apply-style-name="cf9" style:base-cell-address="Data_Sheet.V7"/>
    </style:style>
    <style:style style:name="ce13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</style:style>
    <style:style style:name="ce13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</style:style>
    <style:style style:name="ce13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</style:style>
    <style:style style:name="ce13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</style:style>
    <style:style style:name="ce13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</style:style>
    <style:style style:name="ce14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</style:style>
    <style:style style:name="ce14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</style:style>
    <style:style style:name="ce14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</style:style>
    <style:style style:name="ce143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</style:style>
    <style:style style:name="ce144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Y5]));ISBLANK([.Z5])))" style:apply-style-name="cf9" style:base-cell-address="Data_Sheet.Z5"/>
      <style:map style:condition="of:is-true-formula(AND(NOT(ISBLANK([.Y5]));ISBLANK([.Z5])))" style:apply-style-name="cf9" style:base-cell-address="Data_Sheet.Z5"/>
      <style:map style:condition="of:is-true-formula(AND(NOT(ISBLANK([.Y5]));ISBLANK([.Z5])))" style:apply-style-name="cf9" style:base-cell-address="Data_Sheet.Z5"/>
      <style:map style:condition="of:is-true-formula(AND(NOT(ISBLANK([.Y5]));ISBLANK([.Z5])))" style:apply-style-name="cf9" style:base-cell-address="Data_Sheet.Z5"/>
      <style:map style:condition="of:is-true-formula(AND(NOT(ISBLANK([.Y5]));ISBLANK([.Z5])))" style:apply-style-name="cf9" style:base-cell-address="Data_Sheet.Z5"/>
      <style:map style:condition="of:is-true-formula(AND(NOT(ISBLANK([.Y5]));ISBLANK([.Z5])))" style:apply-style-name="cf9" style:base-cell-address="Data_Sheet.Z5"/>
      <style:map style:condition="of:is-true-formula(AND(NOT(ISBLANK([.Y5]));ISBLANK([.Z5])))" style:apply-style-name="cf9" style:base-cell-address="Data_Sheet.Z5"/>
      <style:map style:condition="of:is-true-formula(AND(NOT(ISBLANK([.Y5]));ISBLANK([.Z5])))" style:apply-style-name="cf9" style:base-cell-address="Data_Sheet.Z5"/>
      <style:map style:condition="of:is-true-formula(AND(NOT(ISBLANK([.Y5]));ISBLANK([.Z5])))" style:apply-style-name="cf9" style:base-cell-address="Data_Sheet.Z5"/>
      <style:map style:condition="of:is-true-formula(AND(NOT(ISBLANK([.Y5]));ISBLANK([.Z5])))" style:apply-style-name="cf9" style:base-cell-address="Data_Sheet.Z5"/>
      <style:map style:condition="of:is-true-formula(AND(NOT(ISBLANK([.AA5]));ISBLANK([.Z5])))" style:apply-style-name="cf9" style:base-cell-address="Data_Sheet.Z5"/>
    </style:style>
    <style:style style:name="ce145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</style:style>
    <style:style style:name="ce146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</style:style>
    <style:style style:name="ce147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Y4]));ISBLANK([.Z4])))" style:apply-style-name="cf9" style:base-cell-address="Data_Sheet.Z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</style:style>
    <style:style style:name="ce148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Y8]));ISBLANK([.Z8])))" style:apply-style-name="cf9" style:base-cell-address="Data_Sheet.Z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</style:style>
    <style:style style:name="ce149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AA4]));ISBLANK([.Z4])))" style:apply-style-name="cf9" style:base-cell-address="Data_Sheet.Z4"/>
      <style:map style:condition="of:is-true-formula(AND(NOT(ISBLANK([.AA4]));ISBLANK([.Z4])))" style:apply-style-name="cf9" style:base-cell-address="Data_Sheet.Z4"/>
    </style:style>
    <style:style style:name="ce150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of:is-true-formula(AND(NOT(ISBLANK([.Y4]));ISBLANK([.Z4])))" style:apply-style-name="cf9" style:base-cell-address="Data_Sheet.Z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C4]));ISBLANK([.AB4])))" style:apply-style-name="cf9" style:base-cell-address="Data_Sheet.AB4"/>
      <style:map style:condition="of:is-true-formula(AND(NOT(ISBLANK([.AC4]));ISBLANK([.AB4])))" style:apply-style-name="cf9" style:base-cell-address="Data_Sheet.AB4"/>
    </style:style>
    <style:style style:name="ce151" style:family="table-cell" style:parent-style-name="Default" style:data-style-name="N39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Y8]));ISBLANK([.Z8])))" style:apply-style-name="cf9" style:base-cell-address="Data_Sheet.Z8"/>
      <style:map style:condition="of:is-true-formula(AND(NOT(ISBLANK([.Y9]));ISBLANK([.Z9])))" style:apply-style-name="cf9" style:base-cell-address="Data_Sheet.Z9"/>
      <style:map style:condition="of:is-true-formula(AND(NOT(ISBLANK([.Z9]));ISBLANK([.AA9])))" style:apply-style-name="cf9" style:base-cell-address="Data_Sheet.AA9"/>
      <style:map style:condition="of:is-true-formula(AND(NOT(ISBLANK([.Z9]));ISBLANK([.AA9])))" style:apply-style-name="cf9" style:base-cell-address="Data_Sheet.AA9"/>
      <style:map style:condition="of:is-true-formula(AND(NOT(ISBLANK([.Z9]));ISBLANK([.AA9])))" style:apply-style-name="cf9" style:base-cell-address="Data_Sheet.AA9"/>
      <style:map style:condition="of:is-true-formula(AND(NOT(ISBLANK([.Z9]));ISBLANK([.AA9])))" style:apply-style-name="cf9" style:base-cell-address="Data_Sheet.AA9"/>
      <style:map style:condition="of:is-true-formula(AND(NOT(ISBLANK([.Z9]));ISBLANK([.AA9])))" style:apply-style-name="cf9" style:base-cell-address="Data_Sheet.AA9"/>
      <style:map style:condition="of:is-true-formula(AND(NOT(ISBLANK([.Z9]));ISBLANK([.AA9])))" style:apply-style-name="cf9" style:base-cell-address="Data_Sheet.AA9"/>
      <style:map style:condition="of:is-true-formula(AND(NOT(ISBLANK([.Z9]));ISBLANK([.AA9])))" style:apply-style-name="cf9" style:base-cell-address="Data_Sheet.AA9"/>
      <style:map style:condition="of:is-true-formula(AND(NOT(ISBLANK([.Z9]));ISBLANK([.AA9])))" style:apply-style-name="cf9" style:base-cell-address="Data_Sheet.AA9"/>
    </style:style>
    <style:style style:name="ce152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Y8]));ISBLANK([.Z8])))" style:apply-style-name="cf9" style:base-cell-address="Data_Sheet.Z8"/>
      <style:map style:condition="of:is-true-formula(AND(NOT(ISBLANK([.Y9]));ISBLANK([.Z9])))" style:apply-style-name="cf9" style:base-cell-address="Data_Sheet.Z9"/>
      <style:map style:condition="of:is-true-formula(AND(NOT(ISBLANK([.Y9]));ISBLANK([.Z9])))" style:apply-style-name="cf9" style:base-cell-address="Data_Sheet.Z9"/>
      <style:map style:condition="of:is-true-formula(AND(NOT(ISBLANK([.Y9]));ISBLANK([.Z9])))" style:apply-style-name="cf9" style:base-cell-address="Data_Sheet.Z9"/>
      <style:map style:condition="of:is-true-formula(AND(NOT(ISBLANK([.Y9]));ISBLANK([.Z9])))" style:apply-style-name="cf9" style:base-cell-address="Data_Sheet.Z9"/>
      <style:map style:condition="of:is-true-formula(AND(NOT(ISBLANK([.Y9]));ISBLANK([.Z9])))" style:apply-style-name="cf9" style:base-cell-address="Data_Sheet.Z9"/>
      <style:map style:condition="of:is-true-formula(AND(NOT(ISBLANK([.Y9]));ISBLANK([.Z9])))" style:apply-style-name="cf9" style:base-cell-address="Data_Sheet.Z9"/>
      <style:map style:condition="of:is-true-formula(AND(NOT(ISBLANK([.Y9]));ISBLANK([.Z9])))" style:apply-style-name="cf9" style:base-cell-address="Data_Sheet.Z9"/>
      <style:map style:condition="of:is-true-formula(AND(NOT(ISBLANK([.Y9]));ISBLANK([.Z9])))" style:apply-style-name="cf9" style:base-cell-address="Data_Sheet.Z9"/>
      <style:map style:condition="of:is-true-formula(AND(NOT(ISBLANK([.Y9]));ISBLANK([.Z9])))" style:apply-style-name="cf9" style:base-cell-address="Data_Sheet.Z9"/>
    </style:style>
    <style:style style:name="ce15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7]));ISBLANK([.X7])))" style:apply-style-name="cf9" style:base-cell-address="Data_Sheet.X7"/>
      <style:map style:condition="of:is-true-formula(AND(NOT(ISBLANK([.Y7]));ISBLANK([.X7])))" style:apply-style-name="cf9" style:base-cell-address="Data_Sheet.X7"/>
      <style:map style:condition="of:is-true-formula(AND(NOT(ISBLANK([.Y7]));ISBLANK([.X7])))" style:apply-style-name="cf9" style:base-cell-address="Data_Sheet.X7"/>
      <style:map style:condition="of:is-true-formula(AND(NOT(ISBLANK([.Y7]));ISBLANK([.X7])))" style:apply-style-name="cf9" style:base-cell-address="Data_Sheet.X7"/>
      <style:map style:condition="of:is-true-formula(AND(NOT(ISBLANK([.Y7]));ISBLANK([.X7])))" style:apply-style-name="cf9" style:base-cell-address="Data_Sheet.X7"/>
      <style:map style:condition="of:is-true-formula(AND(NOT(ISBLANK([.Y7]));ISBLANK([.X7])))" style:apply-style-name="cf9" style:base-cell-address="Data_Sheet.X7"/>
    </style:style>
    <style:style style:name="ce15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</style:style>
    <style:style style:name="ce15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</style:style>
    <style:style style:name="ce15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</style:style>
    <style:style style:name="ce15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</style:style>
    <style:style style:name="ce15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</style:style>
    <style:style style:name="ce15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</style:style>
    <style:style style:name="ce16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</style:style>
    <style:style style:name="ce16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</style:style>
    <style:style style:name="ce162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of:is-true-formula(AND(NOT(ISBLANK([.AB4]));ISBLANK([.AC4])))" style:apply-style-name="cf9" style:base-cell-address="Data_Sheet.AC4"/>
      <style:map style:condition="of:is-true-formula(AND(NOT(ISBLANK([.AB5]));ISBLANK([.AC5])))" style:apply-style-name="cf9" style:base-cell-address="Data_Sheet.AC5"/>
      <style:map style:condition="of:is-true-formula(AND(NOT(ISBLANK([.AB5]));ISBLANK([.AC5])))" style:apply-style-name="cf9" style:base-cell-address="Data_Sheet.AC5"/>
      <style:map style:condition="of:is-true-formula(AND(NOT(ISBLANK([.AB5]));ISBLANK([.AC5])))" style:apply-style-name="cf9" style:base-cell-address="Data_Sheet.AC5"/>
      <style:map style:condition="of:is-true-formula(AND(NOT(ISBLANK([.AB5]));ISBLANK([.AC5])))" style:apply-style-name="cf9" style:base-cell-address="Data_Sheet.AC5"/>
      <style:map style:condition="of:is-true-formula(AND(NOT(ISBLANK([.AB5]));ISBLANK([.AC5])))" style:apply-style-name="cf9" style:base-cell-address="Data_Sheet.AC5"/>
      <style:map style:condition="of:is-true-formula(AND(NOT(ISBLANK([.AB5]));ISBLANK([.AC5])))" style:apply-style-name="cf9" style:base-cell-address="Data_Sheet.AC5"/>
      <style:map style:condition="of:is-true-formula(AND(NOT(ISBLANK([.AB5]));ISBLANK([.AC5])))" style:apply-style-name="cf9" style:base-cell-address="Data_Sheet.AC5"/>
      <style:map style:condition="of:is-true-formula(AND(NOT(ISBLANK([.AB5]));ISBLANK([.AC5])))" style:apply-style-name="cf9" style:base-cell-address="Data_Sheet.AC5"/>
      <style:map style:condition="of:is-true-formula(AND(NOT(ISBLANK([.AB5]));ISBLANK([.AC5])))" style:apply-style-name="cf9" style:base-cell-address="Data_Sheet.AC5"/>
      <style:map style:condition="of:is-true-formula(AND(NOT(ISBLANK([.AB5]));ISBLANK([.AC5])))" style:apply-style-name="cf9" style:base-cell-address="Data_Sheet.AC5"/>
      <style:map style:condition="of:is-true-formula(AND(NOT(ISBLANK([.AB5]));ISBLANK([.AC5])))" style:apply-style-name="cf9" style:base-cell-address="Data_Sheet.AC5"/>
      <style:map style:condition="of:is-true-formula(AND(NOT(ISBLANK([.AB5]));ISBLANK([.AC5])))" style:apply-style-name="cf9" style:base-cell-address="Data_Sheet.AC5"/>
      <style:map style:condition="of:is-true-formula(AND(NOT(ISBLANK([.AB5]));ISBLANK([.AC5])))" style:apply-style-name="cf9" style:base-cell-address="Data_Sheet.AC5"/>
      <style:map style:condition="of:is-true-formula(AND(NOT(ISBLANK([.AB5]));ISBLANK([.AC5])))" style:apply-style-name="cf9" style:base-cell-address="Data_Sheet.AC5"/>
      <style:map style:condition="of:is-true-formula(AND(NOT(ISBLANK([.AB5]));ISBLANK([.AC5])))" style:apply-style-name="cf9" style:base-cell-address="Data_Sheet.AC5"/>
    </style:style>
    <style:style style:name="ce163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of:is-true-formula(AND(NOT(ISBLANK([.AA5]));ISBLANK([.AB5])))" style:apply-style-name="cf9" style:base-cell-address="Data_Sheet.AB5"/>
      <style:map style:condition="of:is-true-formula(AND(NOT(ISBLANK([.AA5]));ISBLANK([.AB5])))" style:apply-style-name="cf9" style:base-cell-address="Data_Sheet.AB5"/>
      <style:map style:condition="of:is-true-formula(AND(NOT(ISBLANK([.AA5]));ISBLANK([.AB5])))" style:apply-style-name="cf9" style:base-cell-address="Data_Sheet.AB5"/>
      <style:map style:condition="of:is-true-formula(AND(NOT(ISBLANK([.AA5]));ISBLANK([.AB5])))" style:apply-style-name="cf9" style:base-cell-address="Data_Sheet.AB5"/>
      <style:map style:condition="of:is-true-formula(AND(NOT(ISBLANK([.AA5]));ISBLANK([.AB5])))" style:apply-style-name="cf9" style:base-cell-address="Data_Sheet.AB5"/>
      <style:map style:condition="of:is-true-formula(AND(NOT(ISBLANK([.AA5]));ISBLANK([.AB5])))" style:apply-style-name="cf9" style:base-cell-address="Data_Sheet.AB5"/>
      <style:map style:condition="of:is-true-formula(AND(NOT(ISBLANK([.AA5]));ISBLANK([.AB5])))" style:apply-style-name="cf9" style:base-cell-address="Data_Sheet.AB5"/>
      <style:map style:condition="of:is-true-formula(AND(NOT(ISBLANK([.AA5]));ISBLANK([.AB5])))" style:apply-style-name="cf9" style:base-cell-address="Data_Sheet.AB5"/>
      <style:map style:condition="of:is-true-formula(AND(NOT(ISBLANK([.AA5]));ISBLANK([.AB5])))" style:apply-style-name="cf9" style:base-cell-address="Data_Sheet.AB5"/>
      <style:map style:condition="of:is-true-formula(AND(NOT(ISBLANK([.AA5]));ISBLANK([.AB5])))" style:apply-style-name="cf9" style:base-cell-address="Data_Sheet.AB5"/>
      <style:map style:condition="of:is-true-formula(AND(NOT(ISBLANK([.AC5]));ISBLANK([.AB5])))" style:apply-style-name="cf9" style:base-cell-address="Data_Sheet.AB5"/>
    </style:style>
    <style:style style:name="ce164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of:is-true-formula(AND(NOT(ISBLANK([.AB6]));ISBLANK([.AC6])))" style:apply-style-name="cf9" style:base-cell-address="Data_Sheet.AC6"/>
      <style:map style:condition="of:is-true-formula(AND(NOT(ISBLANK([.AB6]));ISBLANK([.AC6])))" style:apply-style-name="cf9" style:base-cell-address="Data_Sheet.AC6"/>
      <style:map style:condition="of:is-true-formula(AND(NOT(ISBLANK([.AB6]));ISBLANK([.AC6])))" style:apply-style-name="cf9" style:base-cell-address="Data_Sheet.AC6"/>
      <style:map style:condition="of:is-true-formula(AND(NOT(ISBLANK([.AB6]));ISBLANK([.AC6])))" style:apply-style-name="cf9" style:base-cell-address="Data_Sheet.AC6"/>
      <style:map style:condition="of:is-true-formula(AND(NOT(ISBLANK([.AB6]));ISBLANK([.AC6])))" style:apply-style-name="cf9" style:base-cell-address="Data_Sheet.AC6"/>
      <style:map style:condition="of:is-true-formula(AND(NOT(ISBLANK([.AB6]));ISBLANK([.AC6])))" style:apply-style-name="cf9" style:base-cell-address="Data_Sheet.AC6"/>
      <style:map style:condition="of:is-true-formula(AND(NOT(ISBLANK([.AB6]));ISBLANK([.AC6])))" style:apply-style-name="cf9" style:base-cell-address="Data_Sheet.AC6"/>
      <style:map style:condition="of:is-true-formula(AND(NOT(ISBLANK([.AB6]));ISBLANK([.AC6])))" style:apply-style-name="cf9" style:base-cell-address="Data_Sheet.AC6"/>
      <style:map style:condition="of:is-true-formula(AND(NOT(ISBLANK([.AB6]));ISBLANK([.AC6])))" style:apply-style-name="cf9" style:base-cell-address="Data_Sheet.AC6"/>
      <style:map style:condition="of:is-true-formula(AND(NOT(ISBLANK([.AB6]));ISBLANK([.AC6])))" style:apply-style-name="cf9" style:base-cell-address="Data_Sheet.AC6"/>
      <style:map style:condition="of:is-true-formula(AND(NOT(ISBLANK([.AB6]));ISBLANK([.AC6])))" style:apply-style-name="cf9" style:base-cell-address="Data_Sheet.AC6"/>
      <style:map style:condition="of:is-true-formula(AND(NOT(ISBLANK([.AB6]));ISBLANK([.AC6])))" style:apply-style-name="cf9" style:base-cell-address="Data_Sheet.AC6"/>
      <style:map style:condition="of:is-true-formula(AND(NOT(ISBLANK([.AB6]));ISBLANK([.AC6])))" style:apply-style-name="cf9" style:base-cell-address="Data_Sheet.AC6"/>
      <style:map style:condition="of:is-true-formula(AND(NOT(ISBLANK([.AB6]));ISBLANK([.AC6])))" style:apply-style-name="cf9" style:base-cell-address="Data_Sheet.AC6"/>
      <style:map style:condition="of:is-true-formula(AND(NOT(ISBLANK([.AB6]));ISBLANK([.AC6])))" style:apply-style-name="cf9" style:base-cell-address="Data_Sheet.AC6"/>
      <style:map style:condition="of:is-true-formula(AND(NOT(ISBLANK([.AB6]));ISBLANK([.AC6])))" style:apply-style-name="cf9" style:base-cell-address="Data_Sheet.AC6"/>
    </style:style>
    <style:style style:name="ce165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of:is-true-formula(AND(NOT(ISBLANK([.AB6]));ISBLANK([.AC6])))" style:apply-style-name="cf9" style:base-cell-address="Data_Sheet.AC6"/>
      <style:map style:condition="of:is-true-formula(AND(NOT(ISBLANK([.AB7]));ISBLANK([.AC7])))" style:apply-style-name="cf9" style:base-cell-address="Data_Sheet.AC7"/>
      <style:map style:condition="of:is-true-formula(AND(NOT(ISBLANK([.AB7]));ISBLANK([.AC7])))" style:apply-style-name="cf9" style:base-cell-address="Data_Sheet.AC7"/>
      <style:map style:condition="of:is-true-formula(AND(NOT(ISBLANK([.AB7]));ISBLANK([.AC7])))" style:apply-style-name="cf9" style:base-cell-address="Data_Sheet.AC7"/>
      <style:map style:condition="of:is-true-formula(AND(NOT(ISBLANK([.AB7]));ISBLANK([.AC7])))" style:apply-style-name="cf9" style:base-cell-address="Data_Sheet.AC7"/>
      <style:map style:condition="of:is-true-formula(AND(NOT(ISBLANK([.AB7]));ISBLANK([.AC7])))" style:apply-style-name="cf9" style:base-cell-address="Data_Sheet.AC7"/>
      <style:map style:condition="of:is-true-formula(AND(NOT(ISBLANK([.AB7]));ISBLANK([.AC7])))" style:apply-style-name="cf9" style:base-cell-address="Data_Sheet.AC7"/>
      <style:map style:condition="of:is-true-formula(AND(NOT(ISBLANK([.AB7]));ISBLANK([.AC7])))" style:apply-style-name="cf9" style:base-cell-address="Data_Sheet.AC7"/>
      <style:map style:condition="of:is-true-formula(AND(NOT(ISBLANK([.AB7]));ISBLANK([.AC7])))" style:apply-style-name="cf9" style:base-cell-address="Data_Sheet.AC7"/>
      <style:map style:condition="of:is-true-formula(AND(NOT(ISBLANK([.AB7]));ISBLANK([.AC7])))" style:apply-style-name="cf9" style:base-cell-address="Data_Sheet.AC7"/>
      <style:map style:condition="of:is-true-formula(AND(NOT(ISBLANK([.AB7]));ISBLANK([.AC7])))" style:apply-style-name="cf9" style:base-cell-address="Data_Sheet.AC7"/>
      <style:map style:condition="of:is-true-formula(AND(NOT(ISBLANK([.AB7]));ISBLANK([.AC7])))" style:apply-style-name="cf9" style:base-cell-address="Data_Sheet.AC7"/>
      <style:map style:condition="of:is-true-formula(AND(NOT(ISBLANK([.AB7]));ISBLANK([.AC7])))" style:apply-style-name="cf9" style:base-cell-address="Data_Sheet.AC7"/>
    </style:style>
    <style:style style:name="ce166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of:is-true-formula(AND(NOT(ISBLANK([.AB8]));ISBLANK([.AC8])))" style:apply-style-name="cf9" style:base-cell-address="Data_Sheet.AC8"/>
      <style:map style:condition="of:is-true-formula(AND(NOT(ISBLANK([.AB8]));ISBLANK([.AC8])))" style:apply-style-name="cf9" style:base-cell-address="Data_Sheet.AC8"/>
      <style:map style:condition="of:is-true-formula(AND(NOT(ISBLANK([.AB8]));ISBLANK([.AC8])))" style:apply-style-name="cf9" style:base-cell-address="Data_Sheet.AC8"/>
      <style:map style:condition="of:is-true-formula(AND(NOT(ISBLANK([.AB8]));ISBLANK([.AC8])))" style:apply-style-name="cf9" style:base-cell-address="Data_Sheet.AC8"/>
      <style:map style:condition="of:is-true-formula(AND(NOT(ISBLANK([.AB8]));ISBLANK([.AC8])))" style:apply-style-name="cf9" style:base-cell-address="Data_Sheet.AC8"/>
      <style:map style:condition="of:is-true-formula(AND(NOT(ISBLANK([.AB8]));ISBLANK([.AC8])))" style:apply-style-name="cf9" style:base-cell-address="Data_Sheet.AC8"/>
      <style:map style:condition="of:is-true-formula(AND(NOT(ISBLANK([.AB8]));ISBLANK([.AC8])))" style:apply-style-name="cf9" style:base-cell-address="Data_Sheet.AC8"/>
      <style:map style:condition="of:is-true-formula(AND(NOT(ISBLANK([.AB8]));ISBLANK([.AC8])))" style:apply-style-name="cf9" style:base-cell-address="Data_Sheet.AC8"/>
      <style:map style:condition="of:is-true-formula(AND(NOT(ISBLANK([.AB8]));ISBLANK([.AC8])))" style:apply-style-name="cf9" style:base-cell-address="Data_Sheet.AC8"/>
      <style:map style:condition="of:is-true-formula(AND(NOT(ISBLANK([.AB8]));ISBLANK([.AC8])))" style:apply-style-name="cf9" style:base-cell-address="Data_Sheet.AC8"/>
      <style:map style:condition="of:is-true-formula(AND(NOT(ISBLANK([.AB8]));ISBLANK([.AC8])))" style:apply-style-name="cf9" style:base-cell-address="Data_Sheet.AC8"/>
      <style:map style:condition="of:is-true-formula(AND(NOT(ISBLANK([.AB8]));ISBLANK([.AC8])))" style:apply-style-name="cf9" style:base-cell-address="Data_Sheet.AC8"/>
      <style:map style:condition="of:is-true-formula(AND(NOT(ISBLANK([.AB8]));ISBLANK([.AC8])))" style:apply-style-name="cf9" style:base-cell-address="Data_Sheet.AC8"/>
    </style:style>
    <style:style style:name="ce167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of:is-true-formula(AND(NOT(ISBLANK([.Y8]));ISBLANK([.Z8])))" style:apply-style-name="cf9" style:base-cell-address="Data_Sheet.Z8"/>
      <style:map style:condition="of:is-true-formula(AND(NOT(ISBLANK([.Y9]));ISBLANK([.Z9])))" style:apply-style-name="cf9" style:base-cell-address="Data_Sheet.Z9"/>
      <style:map style:condition="of:is-true-formula(AND(NOT(ISBLANK([.AA9]));ISBLANK([.AB9])))" style:apply-style-name="cf9" style:base-cell-address="Data_Sheet.AB9"/>
      <style:map style:condition="of:is-true-formula(AND(NOT(ISBLANK([.AA9]));ISBLANK([.AB9])))" style:apply-style-name="cf9" style:base-cell-address="Data_Sheet.AB9"/>
      <style:map style:condition="of:is-true-formula(AND(NOT(ISBLANK([.AA9]));ISBLANK([.AB9])))" style:apply-style-name="cf9" style:base-cell-address="Data_Sheet.AB9"/>
      <style:map style:condition="of:is-true-formula(AND(NOT(ISBLANK([.AA9]));ISBLANK([.AB9])))" style:apply-style-name="cf9" style:base-cell-address="Data_Sheet.AB9"/>
      <style:map style:condition="of:is-true-formula(AND(NOT(ISBLANK([.AA9]));ISBLANK([.AB9])))" style:apply-style-name="cf9" style:base-cell-address="Data_Sheet.AB9"/>
      <style:map style:condition="of:is-true-formula(AND(NOT(ISBLANK([.AA9]));ISBLANK([.AB9])))" style:apply-style-name="cf9" style:base-cell-address="Data_Sheet.AB9"/>
      <style:map style:condition="of:is-true-formula(AND(NOT(ISBLANK([.AA9]));ISBLANK([.AB9])))" style:apply-style-name="cf9" style:base-cell-address="Data_Sheet.AB9"/>
      <style:map style:condition="of:is-true-formula(AND(NOT(ISBLANK([.AA9]));ISBLANK([.AB9])))" style:apply-style-name="cf9" style:base-cell-address="Data_Sheet.AB9"/>
    </style:style>
    <style:style style:name="ce168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</style:style>
    <style:style style:name="ce16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</style:style>
    <style:style style:name="ce17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</style:style>
    <style:style style:name="ce17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</style:style>
    <style:style style:name="ce17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</style:style>
    <style:style style:name="ce17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</style:style>
    <style:style style:name="ce17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content-validations>
        <table:content-validation table:name="val1" table:condition="of:cell-content-is-decimal-number() and cell-content()&gt;=0">
          <table:help-message table:display="true"/>
          <table:error-message table:display="true"/>
        </table:content-validation>
        <table:content-validation table:name="val2">
          <table:help-message table:display="true"/>
          <table:error-message table:display="true">
            <text:p>FTE cannot be greater than Headcount</text:p>
            <text:p/>
          </table:error-message>
        </table:content-validation>
      </table:content-validations>
      <table:table table:name="Data_Shee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number-columns-repeated="16343" table:default-cell-style-name="ce1"/>
        <table:table-row table:style-name="ro1">
          <table:table-cell office:value-type="string" table:number-columns-spanned="1" table:number-rows-spanned="3" table:content-validation-name="val2" table:style-name="ce17">
            <text:p>Organisation name</text:p>
          </table:table-cell>
          <table:table-cell office:value-type="string" table:number-columns-spanned="1" table:number-rows-spanned="3" table:content-validation-name="val2" table:style-name="ce17">
            <text:p>Organisation<text:s/></text:p>
            <text:p>type</text:p>
          </table:table-cell>
          <table:table-cell office:value-type="string" table:number-columns-spanned="1" table:number-rows-spanned="3" table:content-validation-name="val2" table:style-name="ce17">
            <text:p>Main, parent or<text:s/></text:p>
            <text:p>sponsoring department:<text:s/></text:p>
          </table:table-cell>
          <table:table-cell office:value-type="string" table:number-columns-spanned="14" table:number-rows-spanned="1" table:style-name="ce17">
            <text:p>Payroll staff</text:p>
          </table:table-cell>
          <table:covered-table-cell table:number-columns-repeated="13"/>
          <table:table-cell office:value-type="string" table:number-columns-spanned="10" table:number-rows-spanned="1" table:content-validation-name="val2" table:style-name="ce18">
            <text:p>Number of non-payroll staff (contingent labour and consultants/consultancy)</text:p>
          </table:table-cell>
          <table:covered-table-cell table:number-columns-repeated="9"/>
          <table:table-cell office:value-type="string" table:number-columns-spanned="2" table:number-rows-spanned="2" table:content-validation-name="val2" table:style-name="ce17">
            <text:p>Grand Total<text:s/></text:p>
            <text:p>(workforce numbers)</text:p>
          </table:table-cell>
          <table:covered-table-cell/>
          <table:table-cell office:value-type="string" table:number-columns-spanned="7" table:number-rows-spanned="1" table:style-name="ce18">
            <text:p>Payroll staff costs</text:p>
          </table:table-cell>
          <table:covered-table-cell table:number-columns-repeated="6"/>
          <table:table-cell office:value-type="string" table:number-columns-spanned="3" table:number-rows-spanned="1" table:style-name="ce17">
            <text:p>Non-Payroll staff (contingent labour/consultancy - CCL) costs</text:p>
          </table:table-cell>
          <table:covered-table-cell table:number-columns-repeated="2"/>
          <table:table-cell office:value-type="string" table:number-columns-spanned="1" table:number-rows-spanned="3" table:style-name="ce17">
            <text:p>Grand Total paybill/staffing (payroll and non-payroll) costs</text:p>
          </table:table-cell>
          <table:table-cell office:value-type="string" table:number-columns-spanned="1" table:number-rows-spanned="3" table:content-validation-name="val2" table:style-name="ce17">
            <text:p>Comments and notes</text:p>
          </table:table-cell>
          <table:table-cell table:number-columns-repeated="16343"/>
        </table:table-row>
        <table:table-row table:style-name="ro1">
          <table:covered-table-cell/>
          <table:covered-table-cell/>
          <table:covered-table-cell/>
          <table:table-cell office:value-type="string" table:number-columns-spanned="2" table:number-rows-spanned="1" table:style-name="ce17">
            <text:p>Admin officers/admin assistants</text:p>
          </table:table-cell>
          <table:covered-table-cell/>
          <table:table-cell office:value-type="string" table:number-columns-spanned="2" table:number-rows-spanned="1" table:style-name="ce17">
            <text:p>Executive Officers</text:p>
          </table:table-cell>
          <table:covered-table-cell/>
          <table:table-cell office:value-type="string" table:number-columns-spanned="2" table:number-rows-spanned="1" table:style-name="ce17">
            <text:p>Higher Executive Officers/Senior Executive Officers</text:p>
          </table:table-cell>
          <table:covered-table-cell/>
          <table:table-cell office:value-type="string" table:number-columns-spanned="2" table:number-rows-spanned="1" table:style-name="ce17">
            <text:p>Grade 6/7</text:p>
          </table:table-cell>
          <table:covered-table-cell/>
          <table:table-cell office:value-type="string" table:number-columns-spanned="2" table:number-rows-spanned="1" table:style-name="ce17">
            <text:p>Senior Civil Service</text:p>
          </table:table-cell>
          <table:covered-table-cell/>
          <table:table-cell office:value-type="string" table:number-columns-spanned="2" table:number-rows-spanned="1" table:style-name="ce17">
            <text:p>Other, unknown, or unspecified</text:p>
          </table:table-cell>
          <table:covered-table-cell/>
          <table:table-cell office:value-type="string" table:number-columns-spanned="2" table:number-rows-spanned="1" table:content-validation-name="val2" table:style-name="ce17">
            <text:p>Total</text:p>
            <text:p>Employees</text:p>
          </table:table-cell>
          <table:covered-table-cell/>
          <table:table-cell office:value-type="string" table:number-columns-spanned="2" table:number-rows-spanned="1" table:style-name="ce17">
            <text:p>Agency staff<text:s/></text:p>
            <text:p>(clerical/admin)</text:p>
          </table:table-cell>
          <table:covered-table-cell/>
          <table:table-cell office:value-type="string" table:number-columns-spanned="2" table:number-rows-spanned="1" table:style-name="ce18">
            <text:p>Interim managers</text:p>
          </table:table-cell>
          <table:covered-table-cell/>
          <table:table-cell office:value-type="string" table:number-columns-spanned="2" table:number-rows-spanned="1" table:style-name="ce18">
            <text:p>Specialist Contractors</text:p>
          </table:table-cell>
          <table:covered-table-cell/>
          <table:table-cell office:value-type="string" table:number-columns-spanned="2" table:number-rows-spanned="1" table:style-name="ce18">
            <text:p>Consultants/consultancy</text:p>
          </table:table-cell>
          <table:covered-table-cell/>
          <table:table-cell office:value-type="string" table:number-columns-spanned="2" table:number-rows-spanned="1" table:style-name="ce17">
            <text:p>Total</text:p>
          </table:table-cell>
          <table:covered-table-cell/>
          <table:covered-table-cell/>
          <table:covered-table-cell/>
          <table:table-cell office:value-type="string" table:number-columns-spanned="1" table:number-rows-spanned="2" table:style-name="ce17">
            <text:p>Salary</text:p>
          </table:table-cell>
          <table:table-cell office:value-type="string" table:number-columns-spanned="1" table:number-rows-spanned="2" table:style-name="ce17">
            <text:p>Allowances</text:p>
          </table:table-cell>
          <table:table-cell office:value-type="string" table:number-columns-spanned="1" table:number-rows-spanned="2" table:style-name="ce17">
            <text:p>Non-consolidated performance payments</text:p>
          </table:table-cell>
          <table:table-cell office:value-type="string" table:number-columns-spanned="1" table:number-rows-spanned="2" table:style-name="ce17">
            <text:p>Overtime</text:p>
          </table:table-cell>
          <table:table-cell office:value-type="string" table:number-columns-spanned="1" table:number-rows-spanned="2" table:style-name="ce17">
            <text:p>Employer pension contributions</text:p>
          </table:table-cell>
          <table:table-cell office:value-type="string" table:number-columns-spanned="1" table:number-rows-spanned="2" table:style-name="ce17">
            <text:p>Employer national insurance contributions</text:p>
          </table:table-cell>
          <table:table-cell office:value-type="string" table:number-columns-spanned="1" table:number-rows-spanned="2" table:style-name="ce17">
            <text:p>Total paybill for payroll staff</text:p>
          </table:table-cell>
          <table:table-cell office:value-type="string" table:number-columns-spanned="1" table:number-rows-spanned="2" table:style-name="ce17">
            <text:p>Total cost of contingent labour: agency (clerical and admin) staff, interim managers and specialist contractors</text:p>
          </table:table-cell>
          <table:table-cell office:value-type="string" table:number-columns-spanned="1" table:number-rows-spanned="2" table:style-name="ce17">
            <text:p>Total cost of consultants/</text:p>
            <text:p>consultancy</text:p>
          </table:table-cell>
          <table:table-cell office:value-type="string" table:number-columns-spanned="1" table:number-rows-spanned="2" table:style-name="ce17">
            <text:p>Total non-payroll (CCL) staff costs</text:p>
          </table:table-cell>
          <table:covered-table-cell/>
          <table:covered-table-cell/>
          <table:table-cell table:number-columns-repeated="16343"/>
        </table:table-row>
        <table:table-row table:style-name="ro2">
          <table:covered-table-cell/>
          <table:covered-table-cell/>
          <table:covered-table-cell/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content-validation-name="val2" table:style-name="ce4">
            <text:p>Headcount</text:p>
          </table:table-cell>
          <table:table-cell office:value-type="string" table:content-validation-name="val2" table:style-name="ce3">
            <text:p>Full-time<text:s/></text:p>
            <text:p>equival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3"/>
        </table:table-row>
        <table:table-row table:style-name="ro3">
          <table:table-cell office:value-type="string" table:style-name="ce5">
            <text:p>Home Office (excl agencies)</text:p>
          </table:table-cell>
          <table:table-cell office:value-type="string" table:style-name="ce20">
            <text:p>Ministerial Department</text:p>
          </table:table-cell>
          <table:table-cell office:value-type="string" table:style-name="ce22">
            <text:p>Home Office</text:p>
          </table:table-cell>
          <table:table-cell office:value-type="float" office:value="8037" table:style-name="ce31">
            <text:p>8037</text:p>
          </table:table-cell>
          <table:table-cell office:value-type="float" office:value="7110.5099999999993" table:style-name="ce34">
            <text:p>7110.51</text:p>
          </table:table-cell>
          <table:table-cell office:value-type="float" office:value="12944" table:style-name="ce51">
            <text:p>12944</text:p>
          </table:table-cell>
          <table:table-cell office:value-type="float" office:value="11926.930000000011" table:style-name="ce52">
            <text:p>11926.93</text:p>
          </table:table-cell>
          <table:table-cell office:value-type="float" office:value="7227" table:style-name="ce54">
            <text:p>7227</text:p>
          </table:table-cell>
          <table:table-cell office:value-type="float" office:value="6967.3700000000063" table:style-name="ce67">
            <text:p>6967.37</text:p>
          </table:table-cell>
          <table:table-cell office:value-type="float" office:value="2496" table:style-name="ce69">
            <text:p>2496</text:p>
          </table:table-cell>
          <table:table-cell office:value-type="float" office:value="2436.0800000000008" table:style-name="ce70">
            <text:p>2436.08</text:p>
          </table:table-cell>
          <table:table-cell office:value-type="float" office:value="240" table:style-name="ce84">
            <text:p>240</text:p>
          </table:table-cell>
          <table:table-cell office:value-type="float" office:value="237.57000000000002" table:style-name="ce87">
            <text:p>237.57</text:p>
          </table:table-cell>
          <table:table-cell office:value-type="float" office:value="2" table:style-name="ce88">
            <text:p>2</text:p>
          </table:table-cell>
          <table:table-cell office:value-type="float" office:value="2" table:style-name="ce90">
            <text:p>2.00</text:p>
          </table:table-cell>
          <table:table-cell office:value-type="float" office:value="30946" table:content-validation-name="val2" table:style-name="ce109">
            <text:p>30,946</text:p>
          </table:table-cell>
          <table:table-cell office:value-type="float" office:value="28680.460000000017" table:content-validation-name="val2" table:style-name="ce110">
            <text:p>28,680</text:p>
          </table:table-cell>
          <table:table-cell office:value-type="float" office:value="1466" table:style-name="ce112">
            <text:p>1466</text:p>
          </table:table-cell>
          <table:table-cell office:value-type="float" office:value="1380.1599999999969" table:style-name="ce121">
            <text:p>1380.16</text:p>
          </table:table-cell>
          <table:table-cell office:value-type="float" office:value="0" table:style-name="ce122">
            <text:p>0</text:p>
          </table:table-cell>
          <table:table-cell office:value-type="float" office:value="0" table:style-name="ce124">
            <text:p>0</text:p>
          </table:table-cell>
          <table:table-cell office:value-type="float" office:value="0" table:style-name="ce136">
            <text:p>0</text:p>
          </table:table-cell>
          <table:table-cell office:value-type="float" office:value="0" table:style-name="ce138">
            <text:p>0</text:p>
          </table:table-cell>
          <table:table-cell office:value-type="float" office:value="0" table:style-name="ce141">
            <text:p>0</text:p>
          </table:table-cell>
          <table:table-cell office:value-type="float" office:value="0" table:style-name="ce139">
            <text:p>0</text:p>
          </table:table-cell>
          <table:table-cell office:value-type="float" office:value="1466" table:style-name="ce149">
            <text:p>1,466</text:p>
          </table:table-cell>
          <table:table-cell office:value-type="float" office:value="1380.1599999999969" table:style-name="ce147">
            <text:p>1,380.16</text:p>
          </table:table-cell>
          <table:table-cell office:value-type="float" office:value="32412" table:content-validation-name="val2" table:style-name="ce150">
            <text:p>32,412</text:p>
          </table:table-cell>
          <table:table-cell office:value-type="float" office:value="30060.620000000014" table:content-validation-name="val2" table:style-name="ce168">
            <text:p>30,061</text:p>
          </table:table-cell>
          <table:table-cell office:value-type="currency" office:value="73601403.950000003" table:content-validation-name="val1" table:style-name="ce11">
            <text:p>£73,601,403.95</text:p>
          </table:table-cell>
          <table:table-cell office:value-type="currency" office:value="7666634.4199999953" table:content-validation-name="val1" table:style-name="ce11">
            <text:p>£7,666,634.42</text:p>
          </table:table-cell>
          <table:table-cell office:value-type="currency" office:value="77680.69" table:content-validation-name="val1" table:style-name="ce11">
            <text:p>£77,680.69</text:p>
          </table:table-cell>
          <table:table-cell office:value-type="currency" office:value="986498.56999999983" table:content-validation-name="val1" table:style-name="ce11">
            <text:p>£986,498.57</text:p>
          </table:table-cell>
          <table:table-cell office:value-type="currency" office:value="16011175.470000001" table:content-validation-name="val1" table:style-name="ce11">
            <text:p>£16,011,175.47</text:p>
          </table:table-cell>
          <table:table-cell office:value-type="currency" office:value="8153132.3499999996" table:content-validation-name="val1" table:style-name="ce11">
            <text:p>£8,153,132.35</text:p>
          </table:table-cell>
          <table:table-cell office:value-type="currency" office:value="106496525.44999999" table:style-name="ce12">
            <text:p>£106,496,525.45</text:p>
          </table:table-cell>
          <table:table-cell office:value-type="currency" office:value="10274160.619999999" table:content-validation-name="val1" table:style-name="ce13">
            <text:p>£10,274,160.62</text:p>
          </table:table-cell>
          <table:table-cell office:value-type="currency" office:value="728703.82" table:content-validation-name="val1" table:style-name="ce13">
            <text:p>£728,703.82</text:p>
          </table:table-cell>
          <table:table-cell office:value-type="currency" office:value="11002864.439999999" table:style-name="ce12">
            <text:p>£11,002,864.44</text:p>
          </table:table-cell>
          <table:table-cell office:value-type="currency" office:value="117499389.88999999" table:style-name="ce14">
            <text:p>£117,499,389.89</text:p>
          </table:table-cell>
          <table:table-cell table:content-validation-name="val2" table:style-name="ce15"/>
          <table:table-cell table:number-columns-repeated="16343"/>
        </table:table-row>
        <table:table-row table:style-name="ro4">
          <table:table-cell office:value-type="string" table:style-name="ce5">
            <text:p>Disclosure and Barring Service</text:p>
          </table:table-cell>
          <table:table-cell office:value-type="string" table:style-name="ce19">
            <text:p>Executive Non-Departmental Public Body</text:p>
          </table:table-cell>
          <table:table-cell office:value-type="string" table:style-name="ce24">
            <text:p>Home Office</text:p>
          </table:table-cell>
          <table:table-cell office:value-type="float" office:value="406" table:style-name="ce32">
            <text:p>406</text:p>
          </table:table-cell>
          <table:table-cell office:value-type="float" office:value="304.64" table:style-name="ce33">
            <text:p>304.64</text:p>
          </table:table-cell>
          <table:table-cell office:value-type="float" office:value="276" table:style-name="ce50">
            <text:p>276</text:p>
          </table:table-cell>
          <table:table-cell office:value-type="float" office:value="247.84" table:style-name="ce53">
            <text:p>247.84</text:p>
          </table:table-cell>
          <table:table-cell office:value-type="float" office:value="345" table:style-name="ce55">
            <text:p>345</text:p>
          </table:table-cell>
          <table:table-cell office:value-type="float" office:value="330.18" table:style-name="ce66">
            <text:p>330.18</text:p>
          </table:table-cell>
          <table:table-cell office:value-type="float" office:value="50" table:style-name="ce68">
            <text:p>50</text:p>
          </table:table-cell>
          <table:table-cell office:value-type="float" office:value="49.31" table:style-name="ce71">
            <text:p>49.31</text:p>
          </table:table-cell>
          <table:table-cell office:value-type="float" office:value="9" table:style-name="ce85">
            <text:p>9</text:p>
          </table:table-cell>
          <table:table-cell office:value-type="float" office:value="9" table:style-name="ce86">
            <text:p>9.00</text:p>
          </table:table-cell>
          <table:table-cell office:value-type="float" office:value="6" table:style-name="ce89">
            <text:p>6</text:p>
          </table:table-cell>
          <table:table-cell office:value-type="float" office:value="0.79" table:style-name="ce91">
            <text:p>0.79</text:p>
          </table:table-cell>
          <table:table-cell office:value-type="float" office:value="1092" table:content-validation-name="val2" table:style-name="ce103">
            <text:p>1,092</text:p>
          </table:table-cell>
          <table:table-cell office:value-type="float" office:value="941.76" table:content-validation-name="val2" table:style-name="ce111">
            <text:p>942</text:p>
          </table:table-cell>
          <table:table-cell office:value-type="float" office:value="0" table:style-name="ce113">
            <text:p>0</text:p>
          </table:table-cell>
          <table:table-cell office:value-type="float" office:value="0" table:style-name="ce120">
            <text:p>0.00</text:p>
          </table:table-cell>
          <table:table-cell office:value-type="float" office:value="0" table:style-name="ce123">
            <text:p>0</text:p>
          </table:table-cell>
          <table:table-cell office:value-type="float" office:value="0" table:style-name="ce125">
            <text:p>0</text:p>
          </table:table-cell>
          <table:table-cell office:value-type="float" office:value="7" table:style-name="ce135">
            <text:p>7</text:p>
          </table:table-cell>
          <table:table-cell office:value-type="float" office:value="7" table:style-name="ce137">
            <text:p>7</text:p>
          </table:table-cell>
          <table:table-cell office:value-type="float" office:value="0" table:style-name="ce142">
            <text:p>0</text:p>
          </table:table-cell>
          <table:table-cell office:value-type="float" office:value="0" table:style-name="ce140">
            <text:p>0</text:p>
          </table:table-cell>
          <table:table-cell office:value-type="float" office:value="7" table:style-name="ce144">
            <text:p>7</text:p>
          </table:table-cell>
          <table:table-cell office:value-type="float" office:value="7" table:style-name="ce145">
            <text:p>7</text:p>
          </table:table-cell>
          <table:table-cell office:value-type="float" office:value="1099" table:content-validation-name="val2" table:style-name="ce163">
            <text:p>1,099</text:p>
          </table:table-cell>
          <table:table-cell office:value-type="float" office:value="948.76" table:content-validation-name="val2" table:style-name="ce162">
            <text:p>949</text:p>
          </table:table-cell>
          <table:table-cell office:value-type="currency" office:value="2147489.9900000053" table:content-validation-name="val1" table:style-name="ce11">
            <text:p>£2,147,489.99</text:p>
          </table:table-cell>
          <table:table-cell office:value-type="currency" office:value="39042.349999999948" table:content-validation-name="val1" table:style-name="ce11">
            <text:p>£39,042.35</text:p>
          </table:table-cell>
          <table:table-cell office:value-type="currency" office:value="0" table:content-validation-name="val1" table:style-name="ce11">
            <text:p>£0.00</text:p>
          </table:table-cell>
          <table:table-cell office:value-type="currency" office:value="148422.43000000023" table:content-validation-name="val1" table:style-name="ce11">
            <text:p>£148,422.43</text:p>
          </table:table-cell>
          <table:table-cell office:value-type="currency" office:value="438289.8700000011" table:content-validation-name="val1" table:style-name="ce11">
            <text:p>£438,289.87</text:p>
          </table:table-cell>
          <table:table-cell office:value-type="currency" office:value="212253.22999999905" table:content-validation-name="val1" table:style-name="ce11">
            <text:p>£212,253.23</text:p>
          </table:table-cell>
          <table:table-cell office:value-type="currency" office:value="2985497.8700000057" table:style-name="ce12">
            <text:p>£2,985,497.87</text:p>
          </table:table-cell>
          <table:table-cell office:value-type="currency" office:value="118923" table:content-validation-name="val1" table:style-name="ce13">
            <text:p>£118,923.00</text:p>
          </table:table-cell>
          <table:table-cell office:value-type="currency" office:value="48425" table:content-validation-name="val1" table:style-name="ce13">
            <text:p>£48,425.00</text:p>
          </table:table-cell>
          <table:table-cell office:value-type="currency" office:value="167348" table:style-name="ce12">
            <text:p>£167,348.00</text:p>
          </table:table-cell>
          <table:table-cell office:value-type="currency" office:value="3152845.8700000057" table:style-name="ce14">
            <text:p>£3,152,845.87</text:p>
          </table:table-cell>
          <table:table-cell table:content-validation-name="val2" table:style-name="ce15"/>
          <table:table-cell table:number-columns-repeated="16343"/>
        </table:table-row>
        <table:table-row table:style-name="ro4">
          <table:table-cell office:value-type="string" table:style-name="ce5">
            <text:p>Independent Office for Police Conduct</text:p>
          </table:table-cell>
          <table:table-cell office:value-type="string" table:style-name="ce21">
            <text:p>Executive Non-Departmental Public Body</text:p>
          </table:table-cell>
          <table:table-cell office:value-type="string" table:style-name="ce23">
            <text:p>Home Office</text:p>
          </table:table-cell>
          <table:table-cell office:value-type="float" office:value="218" table:style-name="ce30">
            <text:p>218</text:p>
          </table:table-cell>
          <table:table-cell office:value-type="float" office:value="209.2" table:style-name="ce35">
            <text:p>209.20</text:p>
          </table:table-cell>
          <table:table-cell office:value-type="float" office:value="470" table:style-name="ce42">
            <text:p>470</text:p>
          </table:table-cell>
          <table:table-cell office:value-type="float" office:value="456.2" table:style-name="ce49">
            <text:p>456.20</text:p>
          </table:table-cell>
          <table:table-cell office:value-type="float" office:value="253" table:style-name="ce56">
            <text:p>253</text:p>
          </table:table-cell>
          <table:table-cell office:value-type="float" office:value="246.6" table:style-name="ce57">
            <text:p>246.60</text:p>
          </table:table-cell>
          <table:table-cell office:value-type="float" office:value="41" table:style-name="ce60">
            <text:p>41</text:p>
          </table:table-cell>
          <table:table-cell office:value-type="float" office:value="40.799999999999997" table:style-name="ce79">
            <text:p>40.80</text:p>
          </table:table-cell>
          <table:table-cell office:value-type="float" office:value="10" table:style-name="ce81">
            <text:p>10</text:p>
          </table:table-cell>
          <table:table-cell office:value-type="float" office:value="9.4" table:style-name="ce82">
            <text:p>9.40</text:p>
          </table:table-cell>
          <table:table-cell office:value-type="float" office:value="7" table:style-name="ce98">
            <text:p>7</text:p>
          </table:table-cell>
          <table:table-cell office:value-type="float" office:value="1.5" table:style-name="ce100">
            <text:p>1.50</text:p>
          </table:table-cell>
          <table:table-cell office:value-type="float" office:value="999" table:content-validation-name="val2" table:style-name="ce103">
            <text:p>999</text:p>
          </table:table-cell>
          <table:table-cell office:value-type="float" office:value="963.69999999999993" table:content-validation-name="val2" table:style-name="ce105">
            <text:p>964</text:p>
          </table:table-cell>
          <table:table-cell office:value-type="float" office:value="22" table:style-name="ce107">
            <text:p>22</text:p>
          </table:table-cell>
          <table:table-cell office:value-type="float" office:value="21.5" table:style-name="ce116">
            <text:p>21.50</text:p>
          </table:table-cell>
          <table:table-cell office:value-type="float" office:value="0" table:style-name="ce118">
            <text:p>0</text:p>
          </table:table-cell>
          <table:table-cell office:value-type="float" office:value="0" table:style-name="ce131">
            <text:p>0</text:p>
          </table:table-cell>
          <table:table-cell office:value-type="float" office:value="2" table:style-name="ce132">
            <text:p>2</text:p>
          </table:table-cell>
          <table:table-cell office:value-type="float" office:value="2" table:style-name="ce158">
            <text:p>2</text:p>
          </table:table-cell>
          <table:table-cell office:value-type="float" office:value="0" table:style-name="ce154">
            <text:p>0</text:p>
          </table:table-cell>
          <table:table-cell office:value-type="float" office:value="0" table:style-name="ce160">
            <text:p>0</text:p>
          </table:table-cell>
          <table:table-cell office:value-type="float" office:value="24" table:style-name="ce144">
            <text:p>24</text:p>
          </table:table-cell>
          <table:table-cell office:value-type="float" office:value="23.5" table:style-name="ce143">
            <text:p>23.50</text:p>
          </table:table-cell>
          <table:table-cell office:value-type="float" office:value="1023" table:content-validation-name="val2" table:style-name="ce163">
            <text:p>1,023</text:p>
          </table:table-cell>
          <table:table-cell office:value-type="float" office:value="987.19999999999993" table:content-validation-name="val2" table:style-name="ce164">
            <text:p>987</text:p>
          </table:table-cell>
          <table:table-cell office:value-type="currency" office:value="2730649" table:content-validation-name="val1" table:style-name="ce11">
            <text:p>£2,730,649.00</text:p>
          </table:table-cell>
          <table:table-cell office:value-type="currency" office:value="137329" table:content-validation-name="val1" table:style-name="ce11">
            <text:p>£137,329.00</text:p>
          </table:table-cell>
          <table:table-cell office:value-type="currency" office:value="0" table:content-validation-name="val1" table:style-name="ce11">
            <text:p>£0.00</text:p>
          </table:table-cell>
          <table:table-cell office:value-type="currency" office:value="9025" table:content-validation-name="val1" table:style-name="ce11">
            <text:p>£9,025.00</text:p>
          </table:table-cell>
          <table:table-cell office:value-type="currency" office:value="556945" table:content-validation-name="val1" table:style-name="ce11">
            <text:p>£556,945.00</text:p>
          </table:table-cell>
          <table:table-cell office:value-type="currency" office:value="296568" table:content-validation-name="val1" table:style-name="ce11">
            <text:p>£296,568.00</text:p>
          </table:table-cell>
          <table:table-cell office:value-type="currency" office:value="3730516" table:style-name="ce12">
            <text:p>£3,730,516.00</text:p>
          </table:table-cell>
          <table:table-cell office:value-type="currency" office:value="178624" table:content-validation-name="val1" table:style-name="ce13">
            <text:p>£178,624.00</text:p>
          </table:table-cell>
          <table:table-cell office:value-type="currency" office:value="0" table:content-validation-name="val1" table:style-name="ce13">
            <text:p>£0.00</text:p>
          </table:table-cell>
          <table:table-cell office:value-type="currency" office:value="178624" table:style-name="ce12">
            <text:p>£178,624.00</text:p>
          </table:table-cell>
          <table:table-cell office:value-type="currency" office:value="3909140" table:style-name="ce14">
            <text:p>£3,909,140.00</text:p>
          </table:table-cell>
          <table:table-cell table:content-validation-name="val2" table:style-name="ce15"/>
          <table:table-cell table:number-columns-repeated="16343"/>
        </table:table-row>
        <table:table-row table:style-name="ro4">
          <table:table-cell office:value-type="string" table:style-name="ce5">
            <text:p>Office of the Immigration Services Commissioner</text:p>
          </table:table-cell>
          <table:table-cell office:value-type="string" table:style-name="ce26">
            <text:p>Executive Non-Departmental Public Body</text:p>
          </table:table-cell>
          <table:table-cell office:value-type="string" table:style-name="ce29">
            <text:p>Home Office</text:p>
          </table:table-cell>
          <table:table-cell office:value-type="float" office:value="7" table:style-name="ce37">
            <text:p>7</text:p>
          </table:table-cell>
          <table:table-cell office:value-type="float" office:value="7" table:style-name="ce39">
            <text:p>7.00</text:p>
          </table:table-cell>
          <table:table-cell office:value-type="float" office:value="6" table:style-name="ce44">
            <text:p>6</text:p>
          </table:table-cell>
          <table:table-cell office:value-type="float" office:value="5.8" table:style-name="ce48">
            <text:p>5.80</text:p>
          </table:table-cell>
          <table:table-cell office:value-type="float" office:value="40" table:style-name="ce61">
            <text:p>40</text:p>
          </table:table-cell>
          <table:table-cell office:value-type="float" office:value="39.799999999999997" table:style-name="ce58">
            <text:p>39.80</text:p>
          </table:table-cell>
          <table:table-cell office:value-type="float" office:value="1" table:style-name="ce59">
            <text:p>1</text:p>
          </table:table-cell>
          <table:table-cell office:value-type="float" office:value="1" table:style-name="ce78">
            <text:p>1.00</text:p>
          </table:table-cell>
          <table:table-cell office:value-type="float" office:value="1" table:style-name="ce80">
            <text:p>1</text:p>
          </table:table-cell>
          <table:table-cell office:value-type="float" office:value="0.8" table:style-name="ce83">
            <text:p>0.80</text:p>
          </table:table-cell>
          <table:table-cell office:value-type="float" office:value="0" table:style-name="ce99">
            <text:p>0</text:p>
          </table:table-cell>
          <table:table-cell office:value-type="float" office:value="0" table:style-name="ce101">
            <text:p>0.00</text:p>
          </table:table-cell>
          <table:table-cell office:value-type="float" office:value="55" table:content-validation-name="val2" table:style-name="ce103">
            <text:p>55</text:p>
          </table:table-cell>
          <table:table-cell office:value-type="float" office:value="54.399999999999991" table:content-validation-name="val2" table:style-name="ce104">
            <text:p>54</text:p>
          </table:table-cell>
          <table:table-cell office:value-type="float" office:value="2" table:style-name="ce108">
            <text:p>2</text:p>
          </table:table-cell>
          <table:table-cell office:value-type="float" office:value="0" table:style-name="ce114">
            <text:p>0.00</text:p>
          </table:table-cell>
          <table:table-cell office:value-type="float" office:value="0" table:style-name="ce117">
            <text:p>0</text:p>
          </table:table-cell>
          <table:table-cell office:value-type="float" office:value="0" table:style-name="ce130">
            <text:p>0</text:p>
          </table:table-cell>
          <table:table-cell office:value-type="float" office:value="0" table:style-name="ce134">
            <text:p>0</text:p>
          </table:table-cell>
          <table:table-cell office:value-type="float" office:value="0" table:style-name="ce157">
            <text:p>0</text:p>
          </table:table-cell>
          <table:table-cell office:value-type="float" office:value="0" table:style-name="ce153">
            <text:p>0</text:p>
          </table:table-cell>
          <table:table-cell office:value-type="float" office:value="0" table:style-name="ce156">
            <text:p>0</text:p>
          </table:table-cell>
          <table:table-cell office:value-type="float" office:value="2" table:style-name="ce144">
            <text:p>2</text:p>
          </table:table-cell>
          <table:table-cell office:value-type="float" office:value="0" table:style-name="ce146">
            <text:p>0</text:p>
          </table:table-cell>
          <table:table-cell office:value-type="float" office:value="57" table:content-validation-name="val2" table:style-name="ce163">
            <text:p>57</text:p>
          </table:table-cell>
          <table:table-cell office:value-type="float" office:value="54.399999999999991" table:content-validation-name="val2" table:style-name="ce165">
            <text:p>54</text:p>
          </table:table-cell>
          <table:table-cell office:value-type="currency" office:value="153805.70000000001" table:content-validation-name="val1" table:style-name="ce11">
            <text:p>£153,805.70</text:p>
          </table:table-cell>
          <table:table-cell office:value-type="currency" office:value="989.67" table:content-validation-name="val1" table:style-name="ce11">
            <text:p>£989.67</text:p>
          </table:table-cell>
          <table:table-cell office:value-type="currency" office:value="0" table:content-validation-name="val1" table:style-name="ce11">
            <text:p>£0.00</text:p>
          </table:table-cell>
          <table:table-cell office:value-type="currency" office:value="0" table:content-validation-name="val1" table:style-name="ce11">
            <text:p>£0.00</text:p>
          </table:table-cell>
          <table:table-cell office:value-type="currency" office:value="30935.87" table:content-validation-name="val1" table:style-name="ce11">
            <text:p>£30,935.87</text:p>
          </table:table-cell>
          <table:table-cell office:value-type="currency" office:value="16147.17" table:content-validation-name="val1" table:style-name="ce11">
            <text:p>£16,147.17</text:p>
          </table:table-cell>
          <table:table-cell office:value-type="currency" office:value="201878.41000000003" table:style-name="ce12">
            <text:p>£201,878.41</text:p>
          </table:table-cell>
          <table:table-cell office:value-type="currency" office:value="4775.3500000000004" table:content-validation-name="val1" table:style-name="ce13">
            <text:p>£4,775.35</text:p>
          </table:table-cell>
          <table:table-cell office:value-type="currency" office:value="0" table:content-validation-name="val1" table:style-name="ce13">
            <text:p>£0.00</text:p>
          </table:table-cell>
          <table:table-cell office:value-type="currency" office:value="4775.3500000000004" table:style-name="ce12">
            <text:p>£4,775.35</text:p>
          </table:table-cell>
          <table:table-cell office:value-type="currency" office:value="206653.76000000004" table:style-name="ce14">
            <text:p>£206,653.76</text:p>
          </table:table-cell>
          <table:table-cell table:content-validation-name="val2" table:style-name="ce15"/>
          <table:table-cell table:number-columns-repeated="16343"/>
        </table:table-row>
        <table:table-row table:style-name="ro4">
          <table:table-cell office:value-type="string" table:style-name="ce5">
            <text:p>Security Industry Authority</text:p>
          </table:table-cell>
          <table:table-cell office:value-type="string" table:style-name="ce25">
            <text:p>Executive Non-Departmental Public Body</text:p>
          </table:table-cell>
          <table:table-cell office:value-type="string" table:style-name="ce28">
            <text:p>Home Office</text:p>
          </table:table-cell>
          <table:table-cell office:value-type="float" office:value="67" table:style-name="ce36">
            <text:p>67</text:p>
          </table:table-cell>
          <table:table-cell office:value-type="float" office:value="60.22" table:style-name="ce38">
            <text:p>60.22</text:p>
          </table:table-cell>
          <table:table-cell office:value-type="float" office:value="85" table:style-name="ce45">
            <text:p>85</text:p>
          </table:table-cell>
          <table:table-cell office:value-type="float" office:value="84.6" table:style-name="ce47">
            <text:p>84.60</text:p>
          </table:table-cell>
          <table:table-cell office:value-type="float" office:value="71" table:style-name="ce62">
            <text:p>71</text:p>
          </table:table-cell>
          <table:table-cell office:value-type="float" office:value="69.489999999999995" table:style-name="ce64">
            <text:p>69.49</text:p>
          </table:table-cell>
          <table:table-cell office:value-type="float" office:value="16" table:style-name="ce72">
            <text:p>16</text:p>
          </table:table-cell>
          <table:table-cell office:value-type="float" office:value="16" table:style-name="ce74">
            <text:p>16.00</text:p>
          </table:table-cell>
          <table:table-cell office:value-type="float" office:value="4" table:style-name="ce76">
            <text:p>4</text:p>
          </table:table-cell>
          <table:table-cell office:value-type="float" office:value="4" table:style-name="ce93">
            <text:p>4.00</text:p>
          </table:table-cell>
          <table:table-cell office:value-type="float" office:value="6" table:style-name="ce95">
            <text:p>6</text:p>
          </table:table-cell>
          <table:table-cell office:value-type="float" office:value="1.1000000000000001" table:style-name="ce96">
            <text:p>1.10</text:p>
          </table:table-cell>
          <table:table-cell office:value-type="float" office:value="249" table:content-validation-name="val2" table:style-name="ce103">
            <text:p>249</text:p>
          </table:table-cell>
          <table:table-cell office:value-type="float" office:value="235.41" table:content-validation-name="val2" table:style-name="ce126">
            <text:p>235</text:p>
          </table:table-cell>
          <table:table-cell office:value-type="float" office:value="2" table:style-name="ce106">
            <text:p>2</text:p>
          </table:table-cell>
          <table:table-cell office:value-type="float" office:value="2" table:style-name="ce115">
            <text:p>2.00</text:p>
          </table:table-cell>
          <table:table-cell office:value-type="float" office:value="0" table:style-name="ce119">
            <text:p>0</text:p>
          </table:table-cell>
          <table:table-cell office:value-type="float" office:value="0" table:style-name="ce170">
            <text:p>0</text:p>
          </table:table-cell>
          <table:table-cell office:value-type="float" office:value="0" table:style-name="ce133">
            <text:p>0</text:p>
          </table:table-cell>
          <table:table-cell office:value-type="float" office:value="0" table:style-name="ce159">
            <text:p>0</text:p>
          </table:table-cell>
          <table:table-cell office:value-type="float" office:value="2" table:style-name="ce155">
            <text:p>2</text:p>
          </table:table-cell>
          <table:table-cell office:value-type="float" office:value="0.8" table:style-name="ce161">
            <text:p>0.8</text:p>
          </table:table-cell>
          <table:table-cell office:value-type="float" office:value="4" table:style-name="ce144">
            <text:p>4</text:p>
          </table:table-cell>
          <table:table-cell office:value-type="float" office:value="2.8" table:style-name="ce148">
            <text:p>2.80</text:p>
          </table:table-cell>
          <table:table-cell office:value-type="float" office:value="253" table:content-validation-name="val2" table:style-name="ce163">
            <text:p>253</text:p>
          </table:table-cell>
          <table:table-cell office:value-type="float" office:value="238.21" table:content-validation-name="val2" table:style-name="ce166">
            <text:p>238</text:p>
          </table:table-cell>
          <table:table-cell office:value-type="currency" office:value="698256.82" table:content-validation-name="val1" table:style-name="ce11">
            <text:p>£698,256.82</text:p>
          </table:table-cell>
          <table:table-cell office:value-type="currency" office:value="23426.89" table:content-validation-name="val1" table:style-name="ce11">
            <text:p>£23,426.89</text:p>
          </table:table-cell>
          <table:table-cell office:value-type="currency" office:value="4650" table:content-validation-name="val1" table:style-name="ce11">
            <text:p>£4,650.00</text:p>
          </table:table-cell>
          <table:table-cell office:value-type="currency" office:value="28176.83" table:content-validation-name="val1" table:style-name="ce11">
            <text:p>£28,176.83</text:p>
          </table:table-cell>
          <table:table-cell office:value-type="currency" office:value="138915.09" table:content-validation-name="val1" table:style-name="ce11">
            <text:p>£138,915.09</text:p>
          </table:table-cell>
          <table:table-cell office:value-type="currency" office:value="79328.17" table:content-validation-name="val1" table:style-name="ce11">
            <text:p>£79,328.17</text:p>
          </table:table-cell>
          <table:table-cell office:value-type="currency" office:value="972753.79999999993" table:style-name="ce12">
            <text:p>£972,753.80</text:p>
          </table:table-cell>
          <table:table-cell office:value-type="currency" office:value="4730.33" table:content-validation-name="val1" table:style-name="ce13">
            <text:p>£4,730.33</text:p>
          </table:table-cell>
          <table:table-cell office:value-type="currency" office:value="21400" table:content-validation-name="val1" table:style-name="ce13">
            <text:p>£21,400.00</text:p>
          </table:table-cell>
          <table:table-cell office:value-type="currency" office:value="26130.33" table:style-name="ce12">
            <text:p>£26,130.33</text:p>
          </table:table-cell>
          <table:table-cell office:value-type="currency" office:value="998884.12999999989" table:style-name="ce14">
            <text:p>£998,884.13</text:p>
          </table:table-cell>
          <table:table-cell table:content-validation-name="val2" table:style-name="ce15"/>
          <table:table-cell table:number-columns-repeated="16343"/>
        </table:table-row>
        <table:table-row table:style-name="ro4">
          <table:table-cell office:value-type="string" table:style-name="ce5">
            <text:p>Gangmasters Licensing Authority</text:p>
          </table:table-cell>
          <table:table-cell office:value-type="string" table:style-name="ce27">
            <text:p>Executive Non-Departmental Public Body</text:p>
          </table:table-cell>
          <table:table-cell office:value-type="string" table:style-name="ce22">
            <text:p>Home Office</text:p>
          </table:table-cell>
          <table:table-cell office:value-type="float" office:value="11" table:style-name="ce41">
            <text:p>11</text:p>
          </table:table-cell>
          <table:table-cell office:value-type="float" office:value="11" table:style-name="ce40">
            <text:p>11.00</text:p>
          </table:table-cell>
          <table:table-cell office:value-type="float" office:value="11" table:style-name="ce43">
            <text:p>11</text:p>
          </table:table-cell>
          <table:table-cell office:value-type="float" office:value="9.69" table:style-name="ce46">
            <text:p>9.69</text:p>
          </table:table-cell>
          <table:table-cell office:value-type="float" office:value="99" table:style-name="ce63">
            <text:p>99</text:p>
          </table:table-cell>
          <table:table-cell office:value-type="float" office:value="96.4" table:style-name="ce65">
            <text:p>96.40</text:p>
          </table:table-cell>
          <table:table-cell office:value-type="float" office:value="6" table:style-name="ce73">
            <text:p>6</text:p>
          </table:table-cell>
          <table:table-cell office:value-type="float" office:value="5.59" table:style-name="ce75">
            <text:p>5.59</text:p>
          </table:table-cell>
          <table:table-cell office:value-type="float" office:value="1" table:style-name="ce77">
            <text:p>1</text:p>
          </table:table-cell>
          <table:table-cell office:value-type="float" office:value="0.81" table:style-name="ce92">
            <text:p>0.81</text:p>
          </table:table-cell>
          <table:table-cell office:value-type="float" office:value="0" table:style-name="ce94">
            <text:p>0</text:p>
          </table:table-cell>
          <table:table-cell office:value-type="float" office:value="0" table:style-name="ce97">
            <text:p>0.00</text:p>
          </table:table-cell>
          <table:table-cell office:value-type="float" office:value="128" table:content-validation-name="val2" table:style-name="ce102">
            <text:p>128</text:p>
          </table:table-cell>
          <table:table-cell office:value-type="float" office:value="123.49000000000001" table:content-validation-name="val2" table:style-name="ce102">
            <text:p>123</text:p>
          </table:table-cell>
          <table:table-cell office:value-type="float" office:value="0" table:style-name="ce127">
            <text:p>0</text:p>
          </table:table-cell>
          <table:table-cell office:value-type="float" office:value="0" table:style-name="ce128">
            <text:p>0.00</text:p>
          </table:table-cell>
          <table:table-cell office:value-type="float" office:value="0" table:style-name="ce12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71">
            <text:p>0</text:p>
          </table:table-cell>
          <table:table-cell office:value-type="float" office:value="0" table:style-name="ce172">
            <text:p>0</text:p>
          </table:table-cell>
          <table:table-cell office:value-type="float" office:value="0" table:style-name="ce173">
            <text:p>0</text:p>
          </table:table-cell>
          <table:table-cell office:value-type="float" office:value="0" table:style-name="ce174">
            <text:p>0</text:p>
          </table:table-cell>
          <table:table-cell office:value-type="float" office:value="0" table:style-name="ce152">
            <text:p>0</text:p>
          </table:table-cell>
          <table:table-cell office:value-type="float" office:value="0" table:style-name="ce151">
            <text:p>0.0</text:p>
          </table:table-cell>
          <table:table-cell office:value-type="float" office:value="128" table:content-validation-name="val2" table:style-name="ce167">
            <text:p>128</text:p>
          </table:table-cell>
          <table:table-cell office:value-type="float" office:value="123.49000000000001" table:content-validation-name="val2" table:style-name="ce167">
            <text:p>123</text:p>
          </table:table-cell>
          <table:table-cell office:value-type="currency" office:value="313661.37" table:content-validation-name="val1" table:style-name="ce11">
            <text:p>£313,661.37</text:p>
          </table:table-cell>
          <table:table-cell office:value-type="currency" office:value="7408.34" table:content-validation-name="val1" table:style-name="ce11">
            <text:p>£7,408.34</text:p>
          </table:table-cell>
          <table:table-cell office:value-type="currency" office:value="0" table:content-validation-name="val1" table:style-name="ce11">
            <text:p>£0.00</text:p>
          </table:table-cell>
          <table:table-cell office:value-type="currency" office:value="0" table:content-validation-name="val1" table:style-name="ce11">
            <text:p>£0.00</text:p>
          </table:table-cell>
          <table:table-cell office:value-type="currency" office:value="60092.83" table:content-validation-name="val1" table:style-name="ce11">
            <text:p>£60,092.83</text:p>
          </table:table-cell>
          <table:table-cell office:value-type="currency" office:value="32464.19" table:content-validation-name="val1" table:style-name="ce11">
            <text:p>£32,464.19</text:p>
          </table:table-cell>
          <table:table-cell office:value-type="currency" office:value="413626.73000000004" table:style-name="ce12">
            <text:p>£413,626.73</text:p>
          </table:table-cell>
          <table:table-cell office:value-type="currency" office:value="0" table:content-validation-name="val1" table:style-name="ce13">
            <text:p>£0.00</text:p>
          </table:table-cell>
          <table:table-cell office:value-type="currency" office:value="0" table:content-validation-name="val1" table:style-name="ce13">
            <text:p>£0.00</text:p>
          </table:table-cell>
          <table:table-cell office:value-type="currency" office:value="0" table:style-name="ce12">
            <text:p>£0.00</text:p>
          </table:table-cell>
          <table:table-cell office:value-type="currency" office:value="413626.73000000004" table:style-name="ce14">
            <text:p>£413,626.73</text:p>
          </table:table-cell>
          <table:table-cell table:content-validation-name="val2" table:style-name="ce15"/>
          <table:table-cell table:number-columns-repeated="16343"/>
        </table:table-row>
        <table:table-row table:number-rows-repeated="1048567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36">
      <number:year number:style="long"/>
      <number:text>/</number:text>
      <number:month number:style="long"/>
      <number:text>/</number:text>
      <number:day number:style="long"/>
    </number:date-style>
    <number:number-style style:name="N37P0">
      <number:number number:decimal-places="0" number:min-integer-digits="1" number:grouping="true"/>
    </number:number-style>
    <number:number-style style:name="N37"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37P0"/>
    </number:number-style>
    <number:currency-style style:name="N38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number-style style:name="N39">
      <number:number number:decimal-places="1" number:min-integer-digits="1" number:grouping="true"/>
    </number:number-style>
    <number:number-style style:name="N40P0">
      <number:text> </number:text>
      <number:number number:decimal-places="2" number:min-integer-digits="1" number:grouping="true"/>
      <number:text> </number:text>
    </number:number-style>
    <number:number-style style:name="N40P1">
      <number:text>-</number:text>
      <number:number number:decimal-places="2" number:min-integer-digits="1" number:grouping="true"/>
      <number:text> </number:text>
    </number:number-style>
    <number:number-style style:name="N40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0">
      <number:text> </number:text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number:currency-style style:name="N41P0" number:language="en" number:country="GB">
      <number:text> </number:text>
      <number:currency-symbol number:language="en" number:country="GB">£</number:currency-symbol>
      <number:number number:decimal-places="2" number:min-integer-digits="1" number:grouping="true"/>
      <number:text> </number:text>
    </number:currency-style>
    <number:currency-style style:name="N41P1" number:language="en" number:country="GB">
      <number:text>-</number:text>
      <number:currency-symbol number:language="en" number:country="GB">£</number:currency-symbol>
      <number:number number:decimal-places="2" number:min-integer-digits="1" number:grouping="true"/>
      <number:text> </number:text>
    </number:currency-style>
    <number:currency-style style:name="N41P2" number:language="en" number:country="GB">
      <number:text> </number:text>
      <number:currency-symbol number:language="en" number:country="GB">£</number:currency-symbol>
      <number:text>-</number:text>
      <number:number number:decimal-places="0" number:min-integer-digits="2"/>
      <number:text>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date-style style:name="N42">
      <number:day number:style="long"/>
      <number:text>:</number:text>
      <number:hours number:style="long"/>
      <number:text>:</number:text>
      <number:minutes number:style="long"/>
    </number:date-style>
    <number:date-style style:name="N43">
      <number:day-of-week number:style="long"/>
      <number:text>/</number:text>
      <number:month number:style="long"/>
      <number:text>/</number:text>
      <number:year number:style="long"/>
    </number:date-style>
    <number:time-style style:name="N44">
      <number:hours number:style="long"/>
      <number:text>:</number:text>
      <number:minutes number:style="long"/>
    </number:time-style>
    <number:number-style style:name="N45">
      <number:number number:decimal-places="0" number:min-integer-digits="11">
        <number:embedded-text number:position="5">.</number:embedded-text>
        <number:embedded-text number:position="7">.</number:embedded-text>
      </number:number>
    </number:number-style>
    <number:number-style style:name="N46P0">
      <number:number number:decimal-places="2" number:min-integer-digits="1" number:grouping="true"/>
    </number:number-style>
    <number:number-style style:name="N46">
      <style:text-properties fo:color="#FF0000"/>
      <number:text>-</number:text>
      <number:number number:decimal-places="2" number:min-integer-digits="1" number:grouping="true"/>
      <style:map style:condition="value()&gt;=0" style:apply-style-name="N46P0"/>
    </number:number-style>
    <number:number-style style:name="N47">
      <number:number number:decimal-places="0" number:min-integer-digits="11">
        <number:embedded-text number:position="5"> </number:embedded-text>
      </number:number>
    </number:number-style>
    <number:number-style style:name="N48P0">
      <number:number number:decimal-places="0" number:min-integer-digits="4"/>
    </number:number-style>
    <number:number-style style:name="N48">
      <number:number number:min-integer-digits="1"/>
      <style:map style:condition="value()&lt;=9999" style:apply-style-name="N48P0"/>
    </number:number-style>
    <number:number-style style:name="N49P0">
      <number:text>N-</number:text>
      <number:number number:decimal-places="0" number:min-integer-digits="4"/>
    </number:number-style>
    <number:number-style style:name="N49">
      <number:number number:min-integer-digits="1"/>
      <style:map style:condition="value()&lt;=9999" style:apply-style-name="N49P0"/>
    </number:number-style>
    <number:text-style style:name="N50P0"/>
    <number:text-style style:name="N50P1"/>
    <number:text-style style:name="N50P2"/>
    <number:text-style style:name="N50">
      <style:map style:condition="value()&gt;0" style:apply-style-name="N50P0"/>
      <style:map style:condition="value()&lt;0" style:apply-style-name="N50P1"/>
      <style:map style:condition="value()=0" style:apply-style-name="N50P2"/>
    </number:text-style>
    <number:text-style style:name="N51P0"/>
    <number:text-style style:name="N51P1"/>
    <number:text-style style:name="N51">
      <style:map style:condition="value()&gt;0" style:apply-style-name="N51P0"/>
      <style:map style:condition="value()&lt;0" style:apply-style-name="N51P1"/>
    </number:text-style>
    <number:number-style style:name="N52P0"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</number:number>
    </number:number-style>
    <number:number-style style:name="N52">
      <number:text>(+</number:text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  <number:embedded-text number:position="8">) </number:embedded-text>
      </number:number>
      <style:map style:condition="value()&lt;=99999999" style:apply-style-name="N52P0"/>
    </number:number-style>
    <number:time-style style:name="N53" number:truncate-on-overflow="false">
      <number:hours/>
      <number:text>:</number:text>
      <number:minutes number:style="long"/>
    </number:time-style>
    <number:time-style style:name="N54" number:truncate-on-overflow="false">
      <number:hours number:style="long"/>
      <number:text>:</number:text>
      <number:minutes number:style="long"/>
    </number:time-style>
    <number:number-style style:name="N55">
      <number:number number:decimal-places="0" number:min-integer-digits="2"/>
    </number:number-style>
    <number:number-style style:name="N56">
      <number:number number:decimal-places="0" number:min-integer-digits="3"/>
    </number:number-style>
    <number:number-style style:name="N57">
      <number:number number:decimal-places="0" number:min-integer-digits="1" number:grouping="true" number:display-factor="1000"/>
    </number:number-style>
    <number:number-style style:name="N58P0">
      <style:text-properties fo:color="#0000FF"/>
      <number:number number:decimal-places="2" number:min-integer-digits="1" number:grouping="true"/>
    </number:number-style>
    <number:number-style style:name="N58P1">
      <style:text-properties fo:color="#FF0000"/>
      <number:text>-</number:text>
      <number:number number:decimal-places="2" number:min-integer-digits="1" number:grouping="true"/>
    </number:number-style>
    <number:number-style style:name="N58">
      <number:number number:decimal-places="2" number:min-integer-digits="1"/>
      <style:map style:condition="value()&gt;0" style:apply-style-name="N58P0"/>
      <style:map style:condition="value()&lt;0" style:apply-style-name="N58P1"/>
    </number:number-style>
    <number:number-style style:name="N59P0">
      <number:text>kr</number:text>
      <number:number number:decimal-places="0" number:min-integer-digits="1" number:grouping="true" number:display-factor="1000"/>
    </number:number-style>
    <number:number-style style:name="N59">
      <number:text>kr-</number:text>
      <number:number number:decimal-places="0" number:min-integer-digits="1" number:grouping="true" number:display-factor="1000"/>
      <style:map style:condition="value()&gt;=0" style:apply-style-name="N59P0"/>
    </number:number-style>
    <number:number-style style:name="N60P0">
      <style:text-properties fo:color="#0000FF"/>
      <number:text>kr</number:text>
      <number:number number:decimal-places="2" number:min-integer-digits="1" number:grouping="true"/>
    </number:number-style>
    <number:number-style style:name="N60P1">
      <style:text-properties fo:color="#FF0000"/>
      <number:text>kr-</number:text>
      <number:number number:decimal-places="2" number:min-integer-digits="1" number:grouping="true"/>
    </number:number-style>
    <number:number-style style:name="N60">
      <number:number number:decimal-places="2" number:min-integer-digits="1"/>
      <style:map style:condition="value()&gt;0" style:apply-style-name="N60P0"/>
      <style:map style:condition="value()&lt;0" style:apply-style-name="N60P1"/>
    </number:number-style>
    <style:style style:name="_32_1" style:display-name=" 1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_10_JournalTemplate_61_C_58__92_COMFO_92_CTALK_92_JOURSTD.TPL_10_LbStateAddress_61_3_32_3_32_0_32_251_32_1_32_89_32_2_32_311_10_LbStateJou" style:display-name="&#10;JournalTemplate=C:\COMFO\CTALK\JOURSTD.TPL&#10;LbStateAddress=3 3 0 251 1 89 2 311&#10;LbStateJou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_37_" style:display-name="%" style:family="table-cell" style:data-style-name="N0">
      <style:table-cell-properties style:vertical-align="automatic" fo:background-color="transparent"/>
    </style:style>
    <style:style style:name="_197_rMndDag" style:display-name="ÅrMndDag" style:family="table-cell" style:data-style-name="N36"/>
    <style:style style:name="Caption" style:family="table-cell" style:data-style-name="N37">
      <style:table-cell-properties style:vertical-align="automatic" fo:background-color="#000080" style:cell-protect="none"/>
      <style:text-properties fo:color="#FFFFFF" fo:font-size="11pt" style:font-size-asian="11pt" style:font-size-complex="11pt"/>
    </style:style>
    <style:style style:name="cf1" style:family="table-cell" style:data-style-name="N0">
      <style:table-cell-properties fo:background-color="#FF0000"/>
    </style:style>
    <style:style style:name="cf10" style:family="table-cell" style:data-style-name="N0">
      <style:table-cell-properties fo:background-color="#FF0000"/>
    </style:style>
    <style:style style:name="cf11" style:family="table-cell" style:data-style-name="N0">
      <style:table-cell-properties fo:background-color="#FF0000"/>
    </style:style>
    <style:style style:name="cf12" style:family="table-cell" style:data-style-name="N0">
      <style:table-cell-properties fo:background-color="#FF0000"/>
    </style:style>
    <style:style style:name="cf2" style:family="table-cell" style:data-style-name="N0">
      <style:table-cell-properties fo:background-color="#FF0000"/>
    </style:style>
    <style:style style:name="cf3" style:family="table-cell" style:data-style-name="N0">
      <style:table-cell-properties fo:background-color="#FF0000"/>
    </style:style>
    <style:style style:name="cf4" style:family="table-cell" style:data-style-name="N0">
      <style:table-cell-properties fo:background-color="#FF0000"/>
    </style:style>
    <style:style style:name="cf5" style:family="table-cell" style:data-style-name="N0">
      <style:table-cell-properties fo:background-color="#FF0000"/>
    </style:style>
    <style:style style:name="cf6" style:family="table-cell" style:data-style-name="N0">
      <style:table-cell-properties fo:background-color="#FF0000"/>
    </style:style>
    <style:style style:name="cf7" style:family="table-cell" style:data-style-name="N0">
      <style:table-cell-properties fo:background-color="#FF0000"/>
    </style:style>
    <style:style style:name="cf8" style:family="table-cell" style:data-style-name="N0">
      <style:table-cell-properties fo:background-color="#FF0000"/>
    </style:style>
    <style:style style:name="cf9" style:family="table-cell" style:data-style-name="N0">
      <style:table-cell-properties fo:background-color="#FF0000"/>
    </style:style>
    <style:style style:name="Comma_32_2" style:display-name="Comma 2" style:family="table-cell" style:data-style-name="N40"/>
    <style:style style:name="Comma_32_3" style:display-name="Comma 3" style:family="table-cell" style:data-style-name="N40"/>
    <style:style style:name="Comma_32_4" style:display-name="Comma 4" style:family="table-cell" style:data-style-name="N40"/>
    <style:style style:name="Comma_32_5" style:display-name="Comma 5" style:family="table-cell" style:data-style-name="N40"/>
    <style:style style:name="Comma_32_5_32_2" style:display-name="Comma 5 2" style:family="table-cell" style:data-style-name="N40"/>
    <style:style style:name="Comma_32_6" style:display-name="Comma 6" style:family="table-cell" style:data-style-name="N40"/>
    <style:style style:name="Comma_32_7" style:display-name="Comma 7" style:family="table-cell" style:data-style-name="N40"/>
    <style:style style:name="Currency_32_2" style:display-name="Currency 2" style:family="table-cell" style:data-style-name="N41"/>
    <style:style style:name="DagerOgTimer" style:family="table-cell" style:data-style-name="N42"/>
    <style:style style:name="DagOgDato" style:family="table-cell" style:data-style-name="N43"/>
    <style:style style:name="DagOgDatoLang" style:family="table-cell" style:data-style-name="N43"/>
    <style:style style:name="Dato" style:family="table-cell" style:data-style-name="N19"/>
    <style:style style:name="Hyperlink_32_2" style:display-name="Hyperlink 2" style:family="table-cell" style:data-style-name="N0">
      <style:text-properties fo:color="#0000FF" fo:font-size="9pt" style:font-size-asian="9pt" style:font-size-complex="9pt" style:text-underline-style="solid" style:text-underline-type="single"/>
    </style:style>
    <style:style style:name="Hyperlink_32_3" style:display-name="Hyperlink 3" style:family="table-cell" style:data-style-name="N0">
      <style:text-properties fo:color="#0000FF" style:text-underline-style="solid" style:text-underline-type="single"/>
    </style:style>
    <style:style style:name="Hyperlink_32_4" style:display-name="Hyperlink 4" style:family="table-cell" style:data-style-name="N0">
      <style:text-properties fo:color="#0000FF" fo:font-size="10pt" style:font-size-asian="10pt" style:font-size-complex="10pt" style:text-underline-style="solid" style:text-underline-type="single"/>
    </style:style>
    <style:style style:name="JusterBunn" style:family="table-cell" style:data-style-name="N0">
      <style:table-cell-properties style:vertical-align="automatic"/>
    </style:style>
    <style:style style:name="JusterMidtstill" style:family="table-cell" style:data-style-name="N0">
      <style:table-cell-properties style:vertical-align="automatic"/>
    </style:style>
    <style:style style:name="JusterTopp" style:family="table-cell" style:data-style-name="N0">
      <style:table-cell-properties style:vertical-align="top"/>
    </style:style>
    <style:style style:name="Klokkeslett" style:family="table-cell" style:data-style-name="N44"/>
    <style:style style:name="Konto" style:family="table-cell" style:data-style-name="N45"/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Normal_32_2" style:display-name="Normal 2" style:family="table-cell" style:data-style-name="N0">
      <style:text-properties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2" style:display-name="Normal 3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3" style:display-name="Normal 3 3" style:family="table-cell" style:data-style-name="N0">
      <style:table-cell-properties style:vertical-align="automatic" fo:background-color="transparen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font-size="11pt" style:font-size-asian="11pt" style:font-size-complex="11pt"/>
    </style:style>
    <style:style style:name="Normal_32_5" style:display-name="Normal 5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_32_2" style:display-name="Normal 5 2" style:family="table-cell" style:data-style-name="N0">
      <style:table-cell-properties style:vertical-align="automatic" fo:background-color="transparent"/>
    </style:style>
    <style:style style:name="Normal_32_6" style:display-name="Normal 6" style:family="table-cell" style:data-style-name="N0">
      <style:table-cell-properties style:vertical-align="automatic" fo:background-color="transparent"/>
    </style:style>
    <style:style style:name="Normal_32_7" style:display-name="Normal 7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8" style:display-name="Normal 8" style:family="table-cell" style:data-style-name="N0">
      <style:table-cell-properties style:vertical-align="automatic" fo:background-color="transparent"/>
    </style:style>
    <style:style style:name="Normal_32_9" style:display-name="Normal 9" style:family="table-cell" style:data-style-name="N0">
      <style:table-cell-properties style:vertical-align="automatic" fo:background-color="transparent"/>
    </style:style>
    <style:style style:name="Output_32_Amounts" style:display-name="Output Amounts" style:family="table-cell" style:data-style-name="N46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PersonNr" style:family="table-cell" style:data-style-name="N47"/>
    <style:style style:name="PostNr" style:family="table-cell" style:data-style-name="N48"/>
    <style:style style:name="PostNrNorge" style:family="table-cell" style:data-style-name="N49"/>
    <style:style style:name="SkjulAlt" style:family="table-cell" style:data-style-name="N50"/>
    <style:style style:name="SkjulTall" style:family="table-cell" style:data-style-name="N51"/>
    <style:style style:name="Telefon" style:family="table-cell" style:data-style-name="N52"/>
    <style:style style:name="Timer1" style:family="table-cell" style:data-style-name="N53"/>
    <style:style style:name="Timer2" style:family="table-cell" style:data-style-name="N54"/>
    <style:style style:name="ToSiffer" style:family="table-cell" style:data-style-name="N55"/>
    <style:style style:name="TreSiffer" style:family="table-cell" style:data-style-name="N56"/>
    <style:style style:name="Tusenskille1000" style:family="table-cell" style:data-style-name="N57"/>
    <style:style style:name="TusenskilleFarger" style:family="table-cell" style:data-style-name="N58"/>
    <style:style style:name="Valuta1000" style:family="table-cell" style:data-style-name="N59"/>
    <style:style style:name="ValutaFarger" style:family="table-cell" style:data-style-name="N60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201</meta:generator>
    <meta:initial-creator>Tony Millet</meta:initial-creator>
    <dc:creator>Mathew John Raji</dc:creator>
    <meta:creation-date>2012-07-18T14:50:11Z</meta:creation-date>
    <dc:date>2018-08-22T13:30:34Z</dc:date>
  </office:meta>
</office:document-meta>
</file>